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5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dziel</text:p>
          </table:table-cell>
        </table:table-row>
        <table:table-row table:style-name="ro1">
          <table:table-cell office:value-type="string" calcext:value-type="string">
            <text:p>SPÓŁDZIELNIA BUDOWLANO-MIESZKANIOWA " SPÓŁDZIELCÓW PRACY "</text:p>
          </table:table-cell>
          <table:table-cell office:value-type="float" office:value="6144" calcext:value-type="float">
            <text:p>6144</text:p>
          </table:table-cell>
          <table:table-cell office:value-type="float" office:value="5251000951" calcext:value-type="float">
            <text:p>5251000951</text:p>
          </table:table-cell>
          <table:table-cell/>
          <table:table-cell office:value-type="string" calcext:value-type="string">
            <text:p>Wersalska 9</text:p>
          </table:table-cell>
          <table:table-cell office:value-type="string" calcext:value-type="string">
            <text:p>03-9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3414" calcext:value-type="float">
            <text:p>52.2253414</text:p>
          </table:table-cell>
          <table:table-cell office:value-type="float" office:value="21.05936" calcext:value-type="float">
            <text:p>21.05936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GRÓDEK"</text:p>
          </table:table-cell>
          <table:table-cell office:value-type="float" office:value="11811" calcext:value-type="float">
            <text:p>11811</text:p>
          </table:table-cell>
          <table:table-cell office:value-type="float" office:value="5211580818" calcext:value-type="float">
            <text:p>5211580818</text:p>
          </table:table-cell>
          <table:table-cell/>
          <table:table-cell office:value-type="string" calcext:value-type="string">
            <text:p>A. J. Madalińskiego 42</text:p>
          </table:table-cell>
          <table:table-cell office:value-type="string" calcext:value-type="string">
            <text:p>02-54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6458" calcext:value-type="float">
            <text:p>52.20426458</text:p>
          </table:table-cell>
          <table:table-cell office:value-type="float" office:value="21.01347954" calcext:value-type="float">
            <text:p>21.01347954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SGH</text:p>
          </table:table-cell>
          <table:table-cell office:value-type="float" office:value="12299" calcext:value-type="float">
            <text:p>12299</text:p>
          </table:table-cell>
          <table:table-cell office:value-type="float" office:value="5250012389" calcext:value-type="float">
            <text:p>5250012389</text:p>
          </table:table-cell>
          <table:table-cell/>
          <table:table-cell office:value-type="string" calcext:value-type="string">
            <text:p>Nowoursynowska 147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347545" calcext:value-type="float">
            <text:p>52.15347545</text:p>
          </table:table-cell>
          <table:table-cell office:value-type="float" office:value="21.0568621282371" calcext:value-type="float">
            <text:p>21.0568621282371</text:p>
          </table:table-cell>
          <table:table-cell office:value-type="float" office:value="12299" calcext:value-type="float">
            <text:p>122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IM. A. MICKIEWICZA W WARSZAWIE</text:p>
          </table:table-cell>
          <table:table-cell office:value-type="float" office:value="14304" calcext:value-type="float">
            <text:p>14304</text:p>
          </table:table-cell>
          <table:table-cell office:value-type="float" office:value="5251000299" calcext:value-type="float">
            <text:p>5251000299</text:p>
          </table:table-cell>
          <table:table-cell/>
          <table:table-cell office:value-type="string" calcext:value-type="string">
            <text:p>Mickiewicza 30</text:p>
          </table:table-cell>
          <table:table-cell office:value-type="string" calcext:value-type="string">
            <text:p>01-6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3887" calcext:value-type="float">
            <text:p>52.2703887</text:p>
          </table:table-cell>
          <table:table-cell office:value-type="float" office:value="20.9855104" calcext:value-type="float">
            <text:p>20.9855104</text:p>
          </table:table-cell>
          <table:table-cell office:value-type="float" office:value="14304" calcext:value-type="float">
            <text:p>1430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PIERWSZA WOJSKOWA SPÓŁDZIELNIA MIESZKANIOWA</text:p>
          </table:table-cell>
          <table:table-cell office:value-type="float" office:value="16736" calcext:value-type="float">
            <text:p>16736</text:p>
          </table:table-cell>
          <table:table-cell office:value-type="float" office:value="5250011390" calcext:value-type="float">
            <text:p>5250011390</text:p>
          </table:table-cell>
          <table:table-cell/>
          <table:table-cell office:value-type="string" calcext:value-type="string">
            <text:p>Pawia 73</text:p>
          </table:table-cell>
          <table:table-cell office:value-type="string" calcext:value-type="string">
            <text:p>01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25475" calcext:value-type="float">
            <text:p>52.24325475</text:p>
          </table:table-cell>
          <table:table-cell office:value-type="float" office:value="20.9800345856454" calcext:value-type="float">
            <text:p>20.9800345856454</text:p>
          </table:table-cell>
          <table:table-cell office:value-type="float" office:value="16736" calcext:value-type="float">
            <text:p>1673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MŁODZIEŻOWA SPÓŁDZIELNIA MIESZKANIOWA "MINIBUD"</text:p>
          </table:table-cell>
          <table:table-cell office:value-type="float" office:value="20535" calcext:value-type="float">
            <text:p>20535</text:p>
          </table:table-cell>
          <table:table-cell office:value-type="float" office:value="1180136025" calcext:value-type="float">
            <text:p>1180136025</text:p>
          </table:table-cell>
          <table:table-cell/>
          <table:table-cell office:value-type="string" calcext:value-type="string">
            <text:p>Rożnowska 1/3</text:p>
          </table:table-cell>
          <table:table-cell office:value-type="string" calcext:value-type="string">
            <text:p>04-2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7794" calcext:value-type="float">
            <text:p>52.2397794</text:p>
          </table:table-cell>
          <table:table-cell office:value-type="float" office:value="21.1246041683209" calcext:value-type="float">
            <text:p>21.1246041683209</text:p>
          </table:table-cell>
          <table:table-cell office:value-type="float" office:value="20535" calcext:value-type="float">
            <text:p>2053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LOKATORSKO-WŁASNOŚCIOWA "MŁODA RODZINA"</text:p>
          </table:table-cell>
          <table:table-cell office:value-type="float" office:value="21185" calcext:value-type="float">
            <text:p>21185</text:p>
          </table:table-cell>
          <table:table-cell office:value-type="float" office:value="5271119402" calcext:value-type="float">
            <text:p>5271119402</text:p>
          </table:table-cell>
          <table:table-cell/>
          <table:table-cell office:value-type="string" calcext:value-type="string">
            <text:p>Relaksowa 3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088" calcext:value-type="float">
            <text:p>52.130088</text:p>
          </table:table-cell>
          <table:table-cell office:value-type="float" office:value="21.0771200385784" calcext:value-type="float">
            <text:p>21.0771200385784</text:p>
          </table:table-cell>
          <table:table-cell office:value-type="float" office:value="21185" calcext:value-type="float">
            <text:p>2118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BONIFACEGO 86</text:p>
          </table:table-cell>
          <table:table-cell office:value-type="float" office:value="24196" calcext:value-type="float">
            <text:p>24196</text:p>
          </table:table-cell>
          <table:table-cell office:value-type="float" office:value="5211033536" calcext:value-type="float">
            <text:p>5211033536</text:p>
          </table:table-cell>
          <table:table-cell/>
          <table:table-cell office:value-type="string" calcext:value-type="string">
            <text:p>Św. Bonifacego 86</text:p>
          </table:table-cell>
          <table:table-cell office:value-type="string" calcext:value-type="string">
            <text:p>02-9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49401" calcext:value-type="float">
            <text:p>52.1849401</text:p>
          </table:table-cell>
          <table:table-cell office:value-type="float" office:value="21.0614622713835" calcext:value-type="float">
            <text:p>21.0614622713835</text:p>
          </table:table-cell>
          <table:table-cell office:value-type="float" office:value="24196" calcext:value-type="float">
            <text:p>2419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TARAS"</text:p>
          </table:table-cell>
          <table:table-cell office:value-type="float" office:value="24277" calcext:value-type="float">
            <text:p>24277</text:p>
          </table:table-cell>
          <table:table-cell office:value-type="float" office:value="1132310927" calcext:value-type="float">
            <text:p>1132310927</text:p>
          </table:table-cell>
          <table:table-cell/>
          <table:table-cell office:value-type="string" calcext:value-type="string">
            <text:p>Beskidzka 9</text:p>
          </table:table-cell>
          <table:table-cell office:value-type="string" calcext:value-type="string">
            <text:p>04-2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8739" calcext:value-type="float">
            <text:p>52.2408739</text:p>
          </table:table-cell>
          <table:table-cell office:value-type="float" office:value="21.1166649" calcext:value-type="float">
            <text:p>21.1166649</text:p>
          </table:table-cell>
          <table:table-cell office:value-type="float" office:value="24277" calcext:value-type="float">
            <text:p>2427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office:value-type="float" office:value="5251000425" calcext:value-type="float">
            <text:p>5251000425</text:p>
          </table:table-cell>
          <table:table-cell/>
          <table:table-cell office:value-type="string" calcext:value-type="string">
            <text:p>Olesińska 19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2465" calcext:value-type="float">
            <text:p>52.20422465</text:p>
          </table:table-cell>
          <table:table-cell office:value-type="float" office:value="21.0196954019983" calcext:value-type="float">
            <text:p>21.0196954019983</text:p>
          </table:table-cell>
          <table:table-cell office:value-type="float" office:value="24541" calcext:value-type="float">
            <text:p>2454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EKONOMICZNA"</text:p>
          </table:table-cell>
          <table:table-cell office:value-type="float" office:value="24872" calcext:value-type="float">
            <text:p>24872</text:p>
          </table:table-cell>
          <table:table-cell office:value-type="float" office:value="5250007129" calcext:value-type="float">
            <text:p>5250007129</text:p>
          </table:table-cell>
          <table:table-cell/>
          <table:table-cell office:value-type="string" calcext:value-type="string">
            <text:p>Białostocka 20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6247" calcext:value-type="float">
            <text:p>52.2546247</text:p>
          </table:table-cell>
          <table:table-cell office:value-type="float" office:value="21.0397064" calcext:value-type="float">
            <text:p>21.0397064</text:p>
          </table:table-cell>
          <table:table-cell office:value-type="float" office:value="24872" calcext:value-type="float">
            <text:p>24872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 MIESZKANIOWA "STOLICA"</text:p>
          </table:table-cell>
          <table:table-cell office:value-type="float" office:value="27158" calcext:value-type="float">
            <text:p>27158</text:p>
          </table:table-cell>
          <table:table-cell office:value-type="float" office:value="5262109120" calcext:value-type="float">
            <text:p>5262109120</text:p>
          </table:table-cell>
          <table:table-cell/>
          <table:table-cell office:value-type="string" calcext:value-type="string">
            <text:p>Wspólna 69</text:p>
          </table:table-cell>
          <table:table-cell office:value-type="string" calcext:value-type="string">
            <text:p>00-6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074" calcext:value-type="float">
            <text:p>52.2258074</text:p>
          </table:table-cell>
          <table:table-cell office:value-type="float" office:value="21.0079189" calcext:value-type="float">
            <text:p>21.0079189</text:p>
          </table:table-cell>
          <table:table-cell office:value-type="float" office:value="27158" calcext:value-type="float">
            <text:p>2715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MIESZKANIOWA "CEPELIANKA"</text:p>
          </table:table-cell>
          <table:table-cell office:value-type="float" office:value="32661" calcext:value-type="float">
            <text:p>32661</text:p>
          </table:table-cell>
          <table:table-cell office:value-type="float" office:value="5251000419" calcext:value-type="float">
            <text:p>5251000419</text:p>
          </table:table-cell>
          <table:table-cell/>
          <table:table-cell office:value-type="string" calcext:value-type="string">
            <text:p>Puławska 54/56</text:p>
          </table:table-cell>
          <table:table-cell office:value-type="string" calcext:value-type="string">
            <text:p>02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65495" calcext:value-type="float">
            <text:p>52.20165495</text:p>
          </table:table-cell>
          <table:table-cell office:value-type="float" office:value="21.0230719726583" calcext:value-type="float">
            <text:p>21.0230719726583</text:p>
          </table:table-cell>
          <table:table-cell office:value-type="float" office:value="32661" calcext:value-type="float">
            <text:p>3266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"WOLA"</text:p>
          </table:table-cell>
          <table:table-cell office:value-type="float" office:value="36462" calcext:value-type="float">
            <text:p>36462</text:p>
          </table:table-cell>
          <table:table-cell office:value-type="float" office:value="5250002273" calcext:value-type="float">
            <text:p>5250002273</text:p>
          </table:table-cell>
          <table:table-cell/>
          <table:table-cell office:value-type="string" calcext:value-type="string">
            <text:p>Grzybowska 76/78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228" calcext:value-type="float">
            <text:p>52.2338228</text:p>
          </table:table-cell>
          <table:table-cell office:value-type="float" office:value="20.985625" calcext:value-type="float">
            <text:p>20.985625</text:p>
          </table:table-cell>
          <table:table-cell office:value-type="float" office:value="36462" calcext:value-type="float">
            <text:p>3646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EKOLOG"</text:p>
          </table:table-cell>
          <table:table-cell office:value-type="float" office:value="37558" calcext:value-type="float">
            <text:p>37558</text:p>
          </table:table-cell>
          <table:table-cell office:value-type="float" office:value="1131459751" calcext:value-type="float">
            <text:p>1131459751</text:p>
          </table:table-cell>
          <table:table-cell/>
          <table:table-cell office:value-type="string" calcext:value-type="string">
            <text:p>Wąwolnicka 1</text:p>
          </table:table-cell>
          <table:table-cell office:value-type="string" calcext:value-type="string">
            <text:p>04-0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2196" calcext:value-type="float">
            <text:p>52.2402196</text:p>
          </table:table-cell>
          <table:table-cell office:value-type="float" office:value="21.0767881674347" calcext:value-type="float">
            <text:p>21.0767881674347</text:p>
          </table:table-cell>
          <table:table-cell office:value-type="float" office:value="37558" calcext:value-type="float">
            <text:p>3755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PRACOWNICZA SPÓŁDZIELNIA MIESZKANIOWA "ENERGIA"</text:p>
          </table:table-cell>
          <table:table-cell office:value-type="float" office:value="41184" calcext:value-type="float">
            <text:p>41184</text:p>
          </table:table-cell>
          <table:table-cell office:value-type="float" office:value="5250007075" calcext:value-type="float">
            <text:p>5250007075</text:p>
          </table:table-cell>
          <table:table-cell/>
          <table:table-cell office:value-type="string" calcext:value-type="string">
            <text:p>Erazma Z Zakroczymia 14</text:p>
          </table:table-cell>
          <table:table-cell office:value-type="string" calcext:value-type="string">
            <text:p>03-1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225885" calcext:value-type="float">
            <text:p>52.3225885</text:p>
          </table:table-cell>
          <table:table-cell office:value-type="float" office:value="20.9497973" calcext:value-type="float">
            <text:p>20.9497973</text:p>
          </table:table-cell>
          <table:table-cell office:value-type="float" office:value="41184" calcext:value-type="float">
            <text:p>41184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ALEJE JEROZOLIMSKIE"</text:p>
          </table:table-cell>
          <table:table-cell office:value-type="float" office:value="47340" calcext:value-type="float">
            <text:p>47340</text:p>
          </table:table-cell>
          <table:table-cell office:value-type="float" office:value="5250011987" calcext:value-type="float">
            <text:p>5250011987</text:p>
          </table:table-cell>
          <table:table-cell/>
          <table:table-cell office:value-type="string" calcext:value-type="string">
            <text:p>Aleje Jerozolimskie 89</text:p>
          </table:table-cell>
          <table:table-cell office:value-type="string" calcext:value-type="string">
            <text:p>02-0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9868" calcext:value-type="float">
            <text:p>52.2269868</text:p>
          </table:table-cell>
          <table:table-cell office:value-type="float" office:value="20.9995163" calcext:value-type="float">
            <text:p>20.9995163</text:p>
          </table:table-cell>
          <table:table-cell office:value-type="float" office:value="47340" calcext:value-type="float">
            <text:p>4734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EWUTE"</text:p>
          </table:table-cell>
          <table:table-cell office:value-type="float" office:value="49242" calcext:value-type="float">
            <text:p>49242</text:p>
          </table:table-cell>
          <table:table-cell office:value-type="float" office:value="5251642230" calcext:value-type="float">
            <text:p>5251642230</text:p>
          </table:table-cell>
          <table:table-cell/>
          <table:table-cell office:value-type="string" calcext:value-type="string">
            <text:p>Bohomolca 26</text:p>
          </table:table-cell>
          <table:table-cell office:value-type="string" calcext:value-type="string">
            <text:p>01-6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75875" calcext:value-type="float">
            <text:p>52.27275875</text:p>
          </table:table-cell>
          <table:table-cell office:value-type="float" office:value="20.9842036003763" calcext:value-type="float">
            <text:p>20.9842036003763</text:p>
          </table:table-cell>
          <table:table-cell office:value-type="float" office:value="49242" calcext:value-type="float">
            <text:p>4924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WŁASNOŚCIOWA SPÓŁDZIELNIA MIESZKANIOWA "WSPÓLNY CEL"</text:p>
          </table:table-cell>
          <table:table-cell office:value-type="float" office:value="53046" calcext:value-type="float">
            <text:p>53046</text:p>
          </table:table-cell>
          <table:table-cell office:value-type="float" office:value="5251000483" calcext:value-type="float">
            <text:p>5251000483</text:p>
          </table:table-cell>
          <table:table-cell/>
          <table:table-cell office:value-type="string" calcext:value-type="string">
            <text:p>Żurawia 24</text:p>
          </table:table-cell>
          <table:table-cell office:value-type="string" calcext:value-type="string">
            <text:p>00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6809" calcext:value-type="float">
            <text:p>52.2286809</text:p>
          </table:table-cell>
          <table:table-cell office:value-type="float" office:value="21.015369627082" calcext:value-type="float">
            <text:p>21.015369627082</text:p>
          </table:table-cell>
          <table:table-cell office:value-type="float" office:value="53046" calcext:value-type="float">
            <text:p>5304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LTUS"</text:p>
          </table:table-cell>
          <table:table-cell office:value-type="float" office:value="53056" calcext:value-type="float">
            <text:p>53056</text:p>
          </table:table-cell>
          <table:table-cell office:value-type="float" office:value="5251000885" calcext:value-type="float">
            <text:p>5251000885</text:p>
          </table:table-cell>
          <table:table-cell/>
          <table:table-cell office:value-type="string" calcext:value-type="string">
            <text:p>Lisi Jar 6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6028" calcext:value-type="float">
            <text:p>52.1306028</text:p>
          </table:table-cell>
          <table:table-cell office:value-type="float" office:value="21.061528811767" calcext:value-type="float">
            <text:p>21.061528811767</text:p>
          </table:table-cell>
          <table:table-cell office:value-type="float" office:value="53056" calcext:value-type="float">
            <text:p>5305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ANEMON"</text:p>
          </table:table-cell>
          <table:table-cell office:value-type="float" office:value="55607" calcext:value-type="float">
            <text:p>55607</text:p>
          </table:table-cell>
          <table:table-cell office:value-type="float" office:value="5272304840" calcext:value-type="float">
            <text:p>5272304840</text:p>
          </table:table-cell>
          <table:table-cell/>
          <table:table-cell office:value-type="string" calcext:value-type="string">
            <text:p>Ząbkowska 18</text:p>
          </table:table-cell>
          <table:table-cell office:value-type="string" calcext:value-type="string">
            <text:p>03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41645" calcext:value-type="float">
            <text:p>52.25341645</text:p>
          </table:table-cell>
          <table:table-cell office:value-type="float" office:value="21.0412383785867" calcext:value-type="float">
            <text:p>21.0412383785867</text:p>
          </table:table-cell>
          <table:table-cell office:value-type="float" office:value="55607" calcext:value-type="float">
            <text:p>5560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DOMY SPÓŁDZIELCZE"</text:p>
          </table:table-cell>
          <table:table-cell office:value-type="float" office:value="56285" calcext:value-type="float">
            <text:p>56285</text:p>
          </table:table-cell>
          <table:table-cell office:value-type="float" office:value="5250006940" calcext:value-type="float">
            <text:p>5250006940</text:p>
          </table:table-cell>
          <table:table-cell/>
          <table:table-cell office:value-type="string" calcext:value-type="string">
            <text:p>Al. 3 Maja 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2889" calcext:value-type="float">
            <text:p>52.2352889</text:p>
          </table:table-cell>
          <table:table-cell office:value-type="float" office:value="21.0346607225922" calcext:value-type="float">
            <text:p>21.0346607225922</text:p>
          </table:table-cell>
          <table:table-cell office:value-type="float" office:value="56285" calcext:value-type="float">
            <text:p>5628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OFESORSKA SPÓŁDZIELNIA BUDOWLANO-MIESZKANIOWA "BRZOZOWA"</text:p>
          </table:table-cell>
          <table:table-cell office:value-type="float" office:value="57093" calcext:value-type="float">
            <text:p>57093</text:p>
          </table:table-cell>
          <table:table-cell office:value-type="float" office:value="5251917655" calcext:value-type="float">
            <text:p>5251917655</text:p>
          </table:table-cell>
          <table:table-cell/>
          <table:table-cell office:value-type="string" calcext:value-type="string">
            <text:p>Brzozowa 12</text:p>
          </table:table-cell>
          <table:table-cell office:value-type="string" calcext:value-type="string">
            <text:p>00-2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6055" calcext:value-type="float">
            <text:p>52.2506055</text:p>
          </table:table-cell>
          <table:table-cell office:value-type="float" office:value="21.0133431" calcext:value-type="float">
            <text:p>21.0133431</text:p>
          </table:table-cell>
          <table:table-cell office:value-type="float" office:value="57093" calcext:value-type="float">
            <text:p>570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RÓWNOŚĆ"</text:p>
          </table:table-cell>
          <table:table-cell office:value-type="float" office:value="58758" calcext:value-type="float">
            <text:p>58758</text:p>
          </table:table-cell>
          <table:table-cell office:value-type="float" office:value="5250012202" calcext:value-type="float">
            <text:p>5250012202</text:p>
          </table:table-cell>
          <table:table-cell/>
          <table:table-cell office:value-type="string" calcext:value-type="string">
            <text:p>Chmielna 9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4665" calcext:value-type="float">
            <text:p>52.2294665</text:p>
          </table:table-cell>
          <table:table-cell office:value-type="float" office:value="20.9996784" calcext:value-type="float">
            <text:p>20.9996784</text:p>
          </table:table-cell>
          <table:table-cell office:value-type="float" office:value="58758" calcext:value-type="float">
            <text:p>5875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PRZY POLSKIEJ AKADEMII NAUK</text:p>
          </table:table-cell>
          <table:table-cell office:value-type="float" office:value="58812" calcext:value-type="float">
            <text:p>58812</text:p>
          </table:table-cell>
          <table:table-cell office:value-type="float" office:value="5261705469" calcext:value-type="float">
            <text:p>5261705469</text:p>
          </table:table-cell>
          <table:table-cell/>
          <table:table-cell office:value-type="string" calcext:value-type="string">
            <text:p>Niemcewica 24</text:p>
          </table:table-cell>
          <table:table-cell office:value-type="string" calcext:value-type="string">
            <text:p>02-30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4870166667" calcext:value-type="float">
            <text:p>52.2214870166667</text:p>
          </table:table-cell>
          <table:table-cell office:value-type="float" office:value="20.9816898833333" calcext:value-type="float">
            <text:p>20.9816898833333</text:p>
          </table:table-cell>
          <table:table-cell office:value-type="float" office:value="58812" calcext:value-type="float">
            <text:p>5881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PRZY SZKOLE GŁÓWNEJ GOSPODARSTWA WIEJSKIEGO</text:p>
          </table:table-cell>
          <table:table-cell office:value-type="float" office:value="58856" calcext:value-type="float">
            <text:p>58856</text:p>
          </table:table-cell>
          <table:table-cell office:value-type="float" office:value="5250013029" calcext:value-type="float">
            <text:p>5250013029</text:p>
          </table:table-cell>
          <table:table-cell/>
          <table:table-cell office:value-type="string" calcext:value-type="string">
            <text:p>Przy Bażantarni 11</text:p>
          </table:table-cell>
          <table:table-cell office:value-type="string" calcext:value-type="string">
            <text:p>02-7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544555" calcext:value-type="float">
            <text:p>52.13544555</text:p>
          </table:table-cell>
          <table:table-cell office:value-type="float" office:value="21.0605572522152" calcext:value-type="float">
            <text:p>21.0605572522152</text:p>
          </table:table-cell>
          <table:table-cell office:value-type="float" office:value="58856" calcext:value-type="float">
            <text:p>5885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OLNA"</text:p>
          </table:table-cell>
          <table:table-cell office:value-type="float" office:value="61327" calcext:value-type="float">
            <text:p>61327</text:p>
          </table:table-cell>
          <table:table-cell office:value-type="float" office:value="5250006360" calcext:value-type="float">
            <text:p>5250006360</text:p>
          </table:table-cell>
          <table:table-cell/>
          <table:table-cell office:value-type="string" calcext:value-type="string">
            <text:p>Polna 54</text:p>
          </table:table-cell>
          <table:table-cell office:value-type="string" calcext:value-type="string">
            <text:p>00-6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7541" calcext:value-type="float">
            <text:p>52.2197541</text:p>
          </table:table-cell>
          <table:table-cell office:value-type="float" office:value="21.0130158" calcext:value-type="float">
            <text:p>21.0130158</text:p>
          </table:table-cell>
          <table:table-cell office:value-type="float" office:value="61327" calcext:value-type="float">
            <text:p>6132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KOLBIT" WARSZAWA</text:p>
          </table:table-cell>
          <table:table-cell office:value-type="float" office:value="62550" calcext:value-type="float">
            <text:p>62550</text:p>
          </table:table-cell>
          <table:table-cell office:value-type="float" office:value="1131308325" calcext:value-type="float">
            <text:p>1131308325</text:p>
          </table:table-cell>
          <table:table-cell/>
          <table:table-cell office:value-type="string" calcext:value-type="string">
            <text:p>Serocka 43/4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07525" calcext:value-type="float">
            <text:p>52.24807525</text:p>
          </table:table-cell>
          <table:table-cell office:value-type="float" office:value="21.1023940110408" calcext:value-type="float">
            <text:p>21.1023940110408</text:p>
          </table:table-cell>
          <table:table-cell office:value-type="float" office:value="62550" calcext:value-type="float">
            <text:p>6255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ĘDZYZAKŁADOWA SPÓŁDZIELNIA MIESZKANIOWA "NOWY DOM 82"</text:p>
          </table:table-cell>
          <table:table-cell office:value-type="float" office:value="63049" calcext:value-type="float">
            <text:p>63049</text:p>
          </table:table-cell>
          <table:table-cell office:value-type="float" office:value="5250012219" calcext:value-type="float">
            <text:p>5250012219</text:p>
          </table:table-cell>
          <table:table-cell/>
          <table:table-cell office:value-type="string" calcext:value-type="string">
            <text:p>Targowa 35</text:p>
          </table:table-cell>
          <table:table-cell office:value-type="string" calcext:value-type="string">
            <text:p>03-7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2689" calcext:value-type="float">
            <text:p>52.2502689</text:p>
          </table:table-cell>
          <table:table-cell office:value-type="float" office:value="21.0401945220918" calcext:value-type="float">
            <text:p>21.0401945220918</text:p>
          </table:table-cell>
          <table:table-cell office:value-type="float" office:value="63049" calcext:value-type="float">
            <text:p>63049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ADAMPOLSKA"</text:p>
          </table:table-cell>
          <table:table-cell office:value-type="float" office:value="68823" calcext:value-type="float">
            <text:p>68823</text:p>
          </table:table-cell>
          <table:table-cell office:value-type="float" office:value="5250012053" calcext:value-type="float">
            <text:p>5250012053</text:p>
          </table:table-cell>
          <table:table-cell/>
          <table:table-cell office:value-type="string" calcext:value-type="string">
            <text:p>Adampolska 5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6493" calcext:value-type="float">
            <text:p>52.2386493</text:p>
          </table:table-cell>
          <table:table-cell office:value-type="float" office:value="21.0571533" calcext:value-type="float">
            <text:p>21.0571533</text:p>
          </table:table-cell>
          <table:table-cell office:value-type="float" office:value="68823" calcext:value-type="float">
            <text:p>688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CONCORDIA"</text:p>
          </table:table-cell>
          <table:table-cell office:value-type="float" office:value="68975" calcext:value-type="float">
            <text:p>68975</text:p>
          </table:table-cell>
          <table:table-cell office:value-type="float" office:value="5251001092" calcext:value-type="float">
            <text:p>5251001092</text:p>
          </table:table-cell>
          <table:table-cell/>
          <table:table-cell office:value-type="string" calcext:value-type="string">
            <text:p>Narbutta 17</text:p>
          </table:table-cell>
          <table:table-cell office:value-type="string" calcext:value-type="string">
            <text:p>02-5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3775" calcext:value-type="float">
            <text:p>52.2063775</text:p>
          </table:table-cell>
          <table:table-cell office:value-type="float" office:value="21.0180902535999" calcext:value-type="float">
            <text:p>21.0180902535999</text:p>
          </table:table-cell>
          <table:table-cell office:value-type="float" office:value="68975" calcext:value-type="float">
            <text:p>6897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CZE STOWARZYSZENIE BUDOWLANO-MIESZKANIOWE URZĘDNIKÓW PAŃSTWOWYCH</text:p>
          </table:table-cell>
          <table:table-cell office:value-type="float" office:value="70181" calcext:value-type="float">
            <text:p>70181</text:p>
          </table:table-cell>
          <table:table-cell office:value-type="float" office:value="5251000342" calcext:value-type="float">
            <text:p>5251000342</text:p>
          </table:table-cell>
          <table:table-cell/>
          <table:table-cell office:value-type="string" calcext:value-type="string">
            <text:p>Słowackiego 38/46</text:p>
          </table:table-cell>
          <table:table-cell office:value-type="string" calcext:value-type="string">
            <text:p>01-6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112385" calcext:value-type="float">
            <text:p>52.27112385</text:p>
          </table:table-cell>
          <table:table-cell office:value-type="float" office:value="20.9773111456408" calcext:value-type="float">
            <text:p>20.9773111456408</text:p>
          </table:table-cell>
          <table:table-cell office:value-type="float" office:value="70181" calcext:value-type="float">
            <text:p>7018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ODRODZENIE"</text:p>
          </table:table-cell>
          <table:table-cell office:value-type="float" office:value="73971" calcext:value-type="float">
            <text:p>73971</text:p>
          </table:table-cell>
          <table:table-cell office:value-type="float" office:value="5211271661" calcext:value-type="float">
            <text:p>5211271661</text:p>
          </table:table-cell>
          <table:table-cell/>
          <table:table-cell office:value-type="string" calcext:value-type="string">
            <text:p>Fałata 6</text:p>
          </table:table-cell>
          <table:table-cell office:value-type="string" calcext:value-type="string">
            <text:p>02-5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589805" calcext:value-type="float">
            <text:p>52.20589805</text:p>
          </table:table-cell>
          <table:table-cell office:value-type="float" office:value="21.0025915511351" calcext:value-type="float">
            <text:p>21.0025915511351</text:p>
          </table:table-cell>
          <table:table-cell office:value-type="float" office:value="73971" calcext:value-type="float">
            <text:p>7397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EMHAZET"</text:p>
          </table:table-cell>
          <table:table-cell office:value-type="float" office:value="75645" calcext:value-type="float">
            <text:p>75645</text:p>
          </table:table-cell>
          <table:table-cell office:value-type="float" office:value="5251000595" calcext:value-type="float">
            <text:p>5251000595</text:p>
          </table:table-cell>
          <table:table-cell/>
          <table:table-cell office:value-type="string" calcext:value-type="string">
            <text:p>Puławska 53A</text:p>
          </table:table-cell>
          <table:table-cell office:value-type="string" calcext:value-type="string">
            <text:p>02-5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65185" calcext:value-type="float">
            <text:p>52.20465185</text:p>
          </table:table-cell>
          <table:table-cell office:value-type="float" office:value="21.0241795919553" calcext:value-type="float">
            <text:p>21.0241795919553</text:p>
          </table:table-cell>
          <table:table-cell office:value-type="float" office:value="75645" calcext:value-type="float">
            <text:p>7564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DOMEKO"</text:p>
          </table:table-cell>
          <table:table-cell office:value-type="float" office:value="76535" calcext:value-type="float">
            <text:p>76535</text:p>
          </table:table-cell>
          <table:table-cell office:value-type="float" office:value="5251000709" calcext:value-type="float">
            <text:p>5251000709</text:p>
          </table:table-cell>
          <table:table-cell/>
          <table:table-cell office:value-type="string" calcext:value-type="string">
            <text:p>Powstańców Śląskich 85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75185" calcext:value-type="float">
            <text:p>52.24275185</text:p>
          </table:table-cell>
          <table:table-cell office:value-type="float" office:value="20.9108426760509" calcext:value-type="float">
            <text:p>20.9108426760509</text:p>
          </table:table-cell>
          <table:table-cell office:value-type="float" office:value="76535" calcext:value-type="float">
            <text:p>76535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WRZOS-URSUS"</text:p>
          </table:table-cell>
          <table:table-cell office:value-type="float" office:value="79638" calcext:value-type="float">
            <text:p>79638</text:p>
          </table:table-cell>
          <table:table-cell office:value-type="float" office:value="5251000632" calcext:value-type="float">
            <text:p>5251000632</text:p>
          </table:table-cell>
          <table:table-cell/>
          <table:table-cell office:value-type="string" calcext:value-type="string">
            <text:p>Wojciechowskiego 36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67895" calcext:value-type="float">
            <text:p>52.1967895</text:p>
          </table:table-cell>
          <table:table-cell office:value-type="float" office:value="20.872414994023" calcext:value-type="float">
            <text:p>20.872414994023</text:p>
          </table:table-cell>
          <table:table-cell office:value-type="float" office:value="79638" calcext:value-type="float">
            <text:p>79638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A "NAD FOSĄ"</text:p>
          </table:table-cell>
          <table:table-cell office:value-type="float" office:value="82573" calcext:value-type="float">
            <text:p>82573</text:p>
          </table:table-cell>
          <table:table-cell office:value-type="float" office:value="5251000276" calcext:value-type="float">
            <text:p>5251000276</text:p>
          </table:table-cell>
          <table:table-cell/>
          <table:table-cell office:value-type="string" calcext:value-type="string">
            <text:p>Limanowskiego 28/30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98898" calcext:value-type="float">
            <text:p>52.1898898</text:p>
          </table:table-cell>
          <table:table-cell office:value-type="float" office:value="21.0548835" calcext:value-type="float">
            <text:p>21.0548835</text:p>
          </table:table-cell>
          <table:table-cell office:value-type="float" office:value="82573" calcext:value-type="float">
            <text:p>825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ZJEDNOCZENIE" W WARSZAWIE</text:p>
          </table:table-cell>
          <table:table-cell office:value-type="float" office:value="82585" calcext:value-type="float">
            <text:p>82585</text:p>
          </table:table-cell>
          <table:table-cell office:value-type="float" office:value="5250012768" calcext:value-type="float">
            <text:p>5250012768</text:p>
          </table:table-cell>
          <table:table-cell/>
          <table:table-cell office:value-type="string" calcext:value-type="string">
            <text:p>Dobra 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638" calcext:value-type="float">
            <text:p>52.2364638</text:p>
          </table:table-cell>
          <table:table-cell office:value-type="float" office:value="21.0310616" calcext:value-type="float">
            <text:p>21.0310616</text:p>
          </table:table-cell>
          <table:table-cell office:value-type="float" office:value="82585" calcext:value-type="float">
            <text:p>8258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NASZE MIESZKANIE"</text:p>
          </table:table-cell>
          <table:table-cell office:value-type="float" office:value="85896" calcext:value-type="float">
            <text:p>85896</text:p>
          </table:table-cell>
          <table:table-cell office:value-type="float" office:value="5250006265" calcext:value-type="float">
            <text:p>5250006265</text:p>
          </table:table-cell>
          <table:table-cell/>
          <table:table-cell office:value-type="string" calcext:value-type="string">
            <text:p>Nowy Świat 43</text:p>
          </table:table-cell>
          <table:table-cell office:value-type="string" calcext:value-type="string">
            <text:p>00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7893" calcext:value-type="float">
            <text:p>52.2347893</text:p>
          </table:table-cell>
          <table:table-cell office:value-type="float" office:value="21.0184223" calcext:value-type="float">
            <text:p>21.0184223</text:p>
          </table:table-cell>
          <table:table-cell office:value-type="float" office:value="85896" calcext:value-type="float">
            <text:p>8589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EGAWAT"</text:p>
          </table:table-cell>
          <table:table-cell office:value-type="float" office:value="88696" calcext:value-type="float">
            <text:p>88696</text:p>
          </table:table-cell>
          <table:table-cell office:value-type="float" office:value="5271223571" calcext:value-type="float">
            <text:p>5271223571</text:p>
          </table:table-cell>
          <table:table-cell/>
          <table:table-cell office:value-type="string" calcext:value-type="string">
            <text:p>Wolska 87</text:p>
          </table:table-cell>
          <table:table-cell office:value-type="string" calcext:value-type="string">
            <text:p>01-2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08895" calcext:value-type="float">
            <text:p>52.23208895</text:p>
          </table:table-cell>
          <table:table-cell office:value-type="float" office:value="20.9606029801664" calcext:value-type="float">
            <text:p>20.9606029801664</text:p>
          </table:table-cell>
          <table:table-cell office:value-type="float" office:value="88696" calcext:value-type="float">
            <text:p>8869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PIERWSZA SPÓŁDZIELNIA BUDOWLANO-MIESZKANIOWA PRACOWNIKÓW I EMERYTÓW NAJWYŻSZEJ IZBY KONTROLI W WARSZAWIE</text:p>
          </table:table-cell>
          <table:table-cell office:value-type="float" office:value="89055" calcext:value-type="float">
            <text:p>89055</text:p>
          </table:table-cell>
          <table:table-cell office:value-type="float" office:value="5250012231" calcext:value-type="float">
            <text:p>5250012231</text:p>
          </table:table-cell>
          <table:table-cell/>
          <table:table-cell office:value-type="string" calcext:value-type="string">
            <text:p>Filtrowa 77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0142" calcext:value-type="float">
            <text:p>52.2190142</text:p>
          </table:table-cell>
          <table:table-cell office:value-type="float" office:value="20.9886552" calcext:value-type="float">
            <text:p>20.9886552</text:p>
          </table:table-cell>
          <table:table-cell office:value-type="float" office:value="89055" calcext:value-type="float">
            <text:p>8905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MIĘDZYZAKŁADOWA SPÓŁDZIELNIA MIESZKANIOWA "WARSZAWSCY BUDOWLANI"</text:p>
          </table:table-cell>
          <table:table-cell office:value-type="float" office:value="93131" calcext:value-type="float">
            <text:p>93131</text:p>
          </table:table-cell>
          <table:table-cell office:value-type="float" office:value="5250010019" calcext:value-type="float">
            <text:p>5250010019</text:p>
          </table:table-cell>
          <table:table-cell/>
          <table:table-cell office:value-type="string" calcext:value-type="string">
            <text:p>Zaborowska 6</text:p>
          </table:table-cell>
          <table:table-cell office:value-type="string" calcext:value-type="string">
            <text:p>01-4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1063" calcext:value-type="float">
            <text:p>52.2441063</text:p>
          </table:table-cell>
          <table:table-cell office:value-type="float" office:value="20.9212900226194" calcext:value-type="float">
            <text:p>20.9212900226194</text:p>
          </table:table-cell>
          <table:table-cell office:value-type="float" office:value="93131" calcext:value-type="float">
            <text:p>93131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SZARE DOMY"</text:p>
          </table:table-cell>
          <table:table-cell office:value-type="float" office:value="93164" calcext:value-type="float">
            <text:p>93164</text:p>
          </table:table-cell>
          <table:table-cell office:value-type="float" office:value="5250006868" calcext:value-type="float">
            <text:p>5250006868</text:p>
          </table:table-cell>
          <table:table-cell/>
          <table:table-cell office:value-type="string" calcext:value-type="string">
            <text:p>Juliana Fałata 2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79365" calcext:value-type="float">
            <text:p>52.20479365</text:p>
          </table:table-cell>
          <table:table-cell office:value-type="float" office:value="21.0031124759086" calcext:value-type="float">
            <text:p>21.0031124759086</text:p>
          </table:table-cell>
          <table:table-cell office:value-type="float" office:value="93164" calcext:value-type="float">
            <text:p>9316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GRZYBÓW"</text:p>
          </table:table-cell>
          <table:table-cell office:value-type="float" office:value="94328" calcext:value-type="float">
            <text:p>94328</text:p>
          </table:table-cell>
          <table:table-cell office:value-type="float" office:value="5252309662" calcext:value-type="float">
            <text:p>5252309662</text:p>
          </table:table-cell>
          <table:table-cell/>
          <table:table-cell office:value-type="string" calcext:value-type="string">
            <text:p>Plac Grzybowski 10</text:p>
          </table:table-cell>
          <table:table-cell office:value-type="string" calcext:value-type="string">
            <text:p>00-1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8785" calcext:value-type="float">
            <text:p>52.2368785</text:p>
          </table:table-cell>
          <table:table-cell office:value-type="float" office:value="21.0030198" calcext:value-type="float">
            <text:p>21.0030198</text:p>
          </table:table-cell>
          <table:table-cell office:value-type="float" office:value="94328" calcext:value-type="float">
            <text:p>9432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HORTENSJA"</text:p>
          </table:table-cell>
          <table:table-cell office:value-type="float" office:value="94375" calcext:value-type="float">
            <text:p>94375</text:p>
          </table:table-cell>
          <table:table-cell office:value-type="float" office:value="5251000684" calcext:value-type="float">
            <text:p>5251000684</text:p>
          </table:table-cell>
          <table:table-cell/>
          <table:table-cell office:value-type="string" calcext:value-type="string">
            <text:p>Warecka 9</text:p>
          </table:table-cell>
          <table:table-cell office:value-type="string" calcext:value-type="string">
            <text:p>00-0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918" calcext:value-type="float">
            <text:p>52.234918</text:p>
          </table:table-cell>
          <table:table-cell office:value-type="float" office:value="21.0159406" calcext:value-type="float">
            <text:p>21.0159406</text:p>
          </table:table-cell>
          <table:table-cell office:value-type="float" office:value="94375" calcext:value-type="float">
            <text:p>943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3 MAJA"</text:p>
          </table:table-cell>
          <table:table-cell office:value-type="float" office:value="96755" calcext:value-type="float">
            <text:p>96755</text:p>
          </table:table-cell>
          <table:table-cell office:value-type="float" office:value="5250012165" calcext:value-type="float">
            <text:p>5250012165</text:p>
          </table:table-cell>
          <table:table-cell/>
          <table:table-cell office:value-type="string" calcext:value-type="string">
            <text:p>Al. 3 Maja 5</text:p>
          </table:table-cell>
          <table:table-cell office:value-type="string" calcext:value-type="string">
            <text:p>00-4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9973" calcext:value-type="float">
            <text:p>52.2339973</text:p>
          </table:table-cell>
          <table:table-cell office:value-type="float" office:value="21.0333657825256" calcext:value-type="float">
            <text:p>21.0333657825256</text:p>
          </table:table-cell>
          <table:table-cell office:value-type="float" office:value="96755" calcext:value-type="float">
            <text:p>9675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POMOCY W BUDOWNICTWIE JEDNORODZINNYM "WIEŻA"</text:p>
          </table:table-cell>
          <table:table-cell office:value-type="float" office:value="96835" calcext:value-type="float">
            <text:p>96835</text:p>
          </table:table-cell>
          <table:table-cell office:value-type="float" office:value="1181630543" calcext:value-type="float">
            <text:p>1181630543</text:p>
          </table:table-cell>
          <table:table-cell/>
          <table:table-cell office:value-type="string" calcext:value-type="string">
            <text:p>Kalinowej Łąki 1A</text:p>
          </table:table-cell>
          <table:table-cell office:value-type="string" calcext:value-type="string">
            <text:p>01-9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15965" calcext:value-type="float">
            <text:p>52.27515965</text:p>
          </table:table-cell>
          <table:table-cell office:value-type="float" office:value="20.9069318" calcext:value-type="float">
            <text:p>20.9069318</text:p>
          </table:table-cell>
          <table:table-cell office:value-type="float" office:value="96835" calcext:value-type="float">
            <text:p>9683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DOMÓW JEDNORODZINNYCH "KU WIŚLE"</text:p>
          </table:table-cell>
          <table:table-cell office:value-type="float" office:value="99929" calcext:value-type="float">
            <text:p>99929</text:p>
          </table:table-cell>
          <table:table-cell office:value-type="float" office:value="5251000371" calcext:value-type="float">
            <text:p>5251000371</text:p>
          </table:table-cell>
          <table:table-cell/>
          <table:table-cell office:value-type="string" calcext:value-type="string">
            <text:p>Wacława Żenczykowskiego 6</text:p>
          </table:table-cell>
          <table:table-cell office:value-type="string" calcext:value-type="string">
            <text:p>00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31842" calcext:value-type="float">
            <text:p>52.2131842</text:p>
          </table:table-cell>
          <table:table-cell office:value-type="float" office:value="21.0642579200461" calcext:value-type="float">
            <text:p>21.0642579200461</text:p>
          </table:table-cell>
          <table:table-cell office:value-type="float" office:value="99929" calcext:value-type="float">
            <text:p>9992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FAMILIA"</text:p>
          </table:table-cell>
          <table:table-cell office:value-type="float" office:value="102054" calcext:value-type="float">
            <text:p>102054</text:p>
          </table:table-cell>
          <table:table-cell office:value-type="float" office:value="5222916506" calcext:value-type="float">
            <text:p>5222916506</text:p>
          </table:table-cell>
          <table:table-cell/>
          <table:table-cell office:value-type="string" calcext:value-type="string">
            <text:p>Rybnicka 81</text:p>
          </table:table-cell>
          <table:table-cell office:value-type="string" calcext:value-type="string">
            <text:p>02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7826" calcext:value-type="float">
            <text:p>52.2117826</text:p>
          </table:table-cell>
          <table:table-cell office:value-type="float" office:value="20.9092869861701" calcext:value-type="float">
            <text:p>20.9092869861701</text:p>
          </table:table-cell>
          <table:table-cell office:value-type="float" office:value="102054" calcext:value-type="float">
            <text:p>102054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BUDOWLANO - MIESZKANIOWA "KEN URSYNÓW"</text:p>
          </table:table-cell>
          <table:table-cell office:value-type="float" office:value="103440" calcext:value-type="float">
            <text:p>103440</text:p>
          </table:table-cell>
          <table:table-cell office:value-type="float" office:value="1132173838" calcext:value-type="float">
            <text:p>1132173838</text:p>
          </table:table-cell>
          <table:table-cell/>
          <table:table-cell office:value-type="string" calcext:value-type="string">
            <text:p>Al. Komisji Edukacji Narodowej 19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9996" calcext:value-type="float">
            <text:p>52.1339996</text:p>
          </table:table-cell>
          <table:table-cell office:value-type="float" office:value="21.0620791" calcext:value-type="float">
            <text:p>21.0620791</text:p>
          </table:table-cell>
          <table:table-cell office:value-type="float" office:value="103440" calcext:value-type="float">
            <text:p>10344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O - BUDOWLANA "MAKI" W WARSZAWIE</text:p>
          </table:table-cell>
          <table:table-cell office:value-type="float" office:value="103775" calcext:value-type="float">
            <text:p>103775</text:p>
          </table:table-cell>
          <table:table-cell office:value-type="float" office:value="5242346963" calcext:value-type="float">
            <text:p>5242346963</text:p>
          </table:table-cell>
          <table:table-cell/>
          <table:table-cell office:value-type="string" calcext:value-type="string">
            <text:p>Lekka 3</text:p>
          </table:table-cell>
          <table:table-cell office:value-type="string" calcext:value-type="string">
            <text:p>01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53852" calcext:value-type="float">
            <text:p>52.2853852</text:p>
          </table:table-cell>
          <table:table-cell office:value-type="float" office:value="20.9269094" calcext:value-type="float">
            <text:p>20.9269094</text:p>
          </table:table-cell>
          <table:table-cell office:value-type="float" office:value="103775" calcext:value-type="float">
            <text:p>10377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BRACTWO"</text:p>
          </table:table-cell>
          <table:table-cell office:value-type="float" office:value="104012" calcext:value-type="float">
            <text:p>104012</text:p>
          </table:table-cell>
          <table:table-cell office:value-type="float" office:value="5261287960" calcext:value-type="float">
            <text:p>5261287960</text:p>
          </table:table-cell>
          <table:table-cell/>
          <table:table-cell office:value-type="string" calcext:value-type="string">
            <text:p>Szara 14</text:p>
          </table:table-cell>
          <table:table-cell office:value-type="string" calcext:value-type="string">
            <text:p>00-4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51175" calcext:value-type="float">
            <text:p>52.22751175</text:p>
          </table:table-cell>
          <table:table-cell office:value-type="float" office:value="21.0336321980615" calcext:value-type="float">
            <text:p>21.0336321980615</text:p>
          </table:table-cell>
          <table:table-cell office:value-type="float" office:value="104012" calcext:value-type="float">
            <text:p>10401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CHNICZNA"</text:p>
          </table:table-cell>
          <table:table-cell office:value-type="float" office:value="107963" calcext:value-type="float">
            <text:p>107963</text:p>
          </table:table-cell>
          <table:table-cell office:value-type="float" office:value="5250012969" calcext:value-type="float">
            <text:p>5250012969</text:p>
          </table:table-cell>
          <table:table-cell/>
          <table:table-cell office:value-type="string" calcext:value-type="string">
            <text:p>Zawadowskiego 5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40149" calcext:value-type="float">
            <text:p>52.1640149</text:p>
          </table:table-cell>
          <table:table-cell office:value-type="float" office:value="21.0190531308482" calcext:value-type="float">
            <text:p>21.0190531308482</text:p>
          </table:table-cell>
          <table:table-cell office:value-type="float" office:value="107963" calcext:value-type="float">
            <text:p>10796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ASZE OGNISKO"</text:p>
          </table:table-cell>
          <table:table-cell office:value-type="float" office:value="110096" calcext:value-type="float">
            <text:p>110096</text:p>
          </table:table-cell>
          <table:table-cell office:value-type="float" office:value="5262013288" calcext:value-type="float">
            <text:p>5262013288</text:p>
          </table:table-cell>
          <table:table-cell/>
          <table:table-cell office:value-type="string" calcext:value-type="string">
            <text:p>Filtrowa 6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87435" calcext:value-type="float">
            <text:p>52.21887435</text:p>
          </table:table-cell>
          <table:table-cell office:value-type="float" office:value="20.9917182491416" calcext:value-type="float">
            <text:p>20.9917182491416</text:p>
          </table:table-cell>
          <table:table-cell office:value-type="float" office:value="110096" calcext:value-type="float">
            <text:p>11009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WIĄZKOWIEC"</text:p>
          </table:table-cell>
          <table:table-cell office:value-type="float" office:value="114463" calcext:value-type="float">
            <text:p>114463</text:p>
          </table:table-cell>
          <table:table-cell office:value-type="float" office:value="5212222469" calcext:value-type="float">
            <text:p>5212222469</text:p>
          </table:table-cell>
          <table:table-cell/>
          <table:table-cell office:value-type="string" calcext:value-type="string">
            <text:p>Cypryjska 70</text:p>
          </table:table-cell>
          <table:table-cell office:value-type="string" calcext:value-type="string">
            <text:p>02-7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34009" calcext:value-type="float">
            <text:p>52.1734009</text:p>
          </table:table-cell>
          <table:table-cell office:value-type="float" office:value="21.0583642" calcext:value-type="float">
            <text:p>21.0583642</text:p>
          </table:table-cell>
          <table:table-cell office:value-type="float" office:value="114463" calcext:value-type="float">
            <text:p>11446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GEOFIZYKA</text:p>
          </table:table-cell>
          <table:table-cell office:value-type="float" office:value="114687" calcext:value-type="float">
            <text:p>114687</text:p>
          </table:table-cell>
          <table:table-cell office:value-type="float" office:value="1132288300" calcext:value-type="float">
            <text:p>1132288300</text:p>
          </table:table-cell>
          <table:table-cell/>
          <table:table-cell office:value-type="string" calcext:value-type="string">
            <text:p>Jagiellońska 76</text:p>
          </table:table-cell>
          <table:table-cell office:value-type="string" calcext:value-type="string">
            <text:p>03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82938" calcext:value-type="float">
            <text:p>52.2682938</text:p>
          </table:table-cell>
          <table:table-cell office:value-type="float" office:value="21.0207296007369" calcext:value-type="float">
            <text:p>21.0207296007369</text:p>
          </table:table-cell>
          <table:table-cell office:value-type="float" office:value="114687" calcext:value-type="float">
            <text:p>11468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WOJSKOWA SPÓŁDZIELNIA BUDOWNICTWA MIESZKANIOWEGO "ATENA"</text:p>
          </table:table-cell>
          <table:table-cell office:value-type="float" office:value="115755" calcext:value-type="float">
            <text:p>115755</text:p>
          </table:table-cell>
          <table:table-cell office:value-type="float" office:value="1180784959" calcext:value-type="float">
            <text:p>1180784959</text:p>
          </table:table-cell>
          <table:table-cell/>
          <table:table-cell office:value-type="string" calcext:value-type="string">
            <text:p>Gen. Stanisława Rostworowskiego 32</text:p>
          </table:table-cell>
          <table:table-cell office:value-type="string" calcext:value-type="string">
            <text:p>01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955" calcext:value-type="float">
            <text:p>52.262955</text:p>
          </table:table-cell>
          <table:table-cell office:value-type="float" office:value="20.9250911557143" calcext:value-type="float">
            <text:p>20.9250911557143</text:p>
          </table:table-cell>
          <table:table-cell office:value-type="float" office:value="115755" calcext:value-type="float">
            <text:p>115755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OGRODOWA"</text:p>
          </table:table-cell>
          <table:table-cell office:value-type="float" office:value="120644" calcext:value-type="float">
            <text:p>120644</text:p>
          </table:table-cell>
          <table:table-cell office:value-type="float" office:value="5272271052" calcext:value-type="float">
            <text:p>5272271052</text:p>
          </table:table-cell>
          <table:table-cell/>
          <table:table-cell office:value-type="string" calcext:value-type="string">
            <text:p>Żelazna 82/84</text:p>
          </table:table-cell>
          <table:table-cell office:value-type="string" calcext:value-type="string">
            <text:p>00-8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3859" calcext:value-type="float">
            <text:p>52.2393859</text:p>
          </table:table-cell>
          <table:table-cell office:value-type="float" office:value="20.9878401" calcext:value-type="float">
            <text:p>20.9878401</text:p>
          </table:table-cell>
          <table:table-cell office:value-type="float" office:value="120644" calcext:value-type="float">
            <text:p>12064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JUVENES"</text:p>
          </table:table-cell>
          <table:table-cell office:value-type="float" office:value="121120" calcext:value-type="float">
            <text:p>121120</text:p>
          </table:table-cell>
          <table:table-cell office:value-type="float" office:value="5251000715" calcext:value-type="float">
            <text:p>5251000715</text:p>
          </table:table-cell>
          <table:table-cell/>
          <table:table-cell office:value-type="string" calcext:value-type="string">
            <text:p>Al. Jerozolimskie 133</text:p>
          </table:table-cell>
          <table:table-cell office:value-type="string" calcext:value-type="string">
            <text:p>02-3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07715" calcext:value-type="float">
            <text:p>52.22307715</text:p>
          </table:table-cell>
          <table:table-cell office:value-type="float" office:value="20.9850700685534" calcext:value-type="float">
            <text:p>20.9850700685534</text:p>
          </table:table-cell>
          <table:table-cell office:value-type="float" office:value="121120" calcext:value-type="float">
            <text:p>12112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LEWANDÓW"</text:p>
          </table:table-cell>
          <table:table-cell office:value-type="float" office:value="121786" calcext:value-type="float">
            <text:p>121786</text:p>
          </table:table-cell>
          <table:table-cell office:value-type="float" office:value="5242363312" calcext:value-type="float">
            <text:p>5242363312</text:p>
          </table:table-cell>
          <table:table-cell/>
          <table:table-cell office:value-type="string" calcext:value-type="string">
            <text:p>Głębocka 61</text:p>
          </table:table-cell>
          <table:table-cell office:value-type="string" calcext:value-type="string">
            <text:p>03-2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26381" calcext:value-type="float">
            <text:p>52.3126381</text:p>
          </table:table-cell>
          <table:table-cell office:value-type="float" office:value="21.0652449" calcext:value-type="float">
            <text:p>21.0652449</text:p>
          </table:table-cell>
          <table:table-cell office:value-type="float" office:value="121786" calcext:value-type="float">
            <text:p>121786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-MIESZKANIOWA "GEOLOG"</text:p>
          </table:table-cell>
          <table:table-cell office:value-type="float" office:value="121907" calcext:value-type="float">
            <text:p>121907</text:p>
          </table:table-cell>
          <table:table-cell office:value-type="float" office:value="5212673611" calcext:value-type="float">
            <text:p>5212673611</text:p>
          </table:table-cell>
          <table:table-cell/>
          <table:table-cell office:value-type="string" calcext:value-type="string">
            <text:p>Marzanny 10</text:p>
          </table:table-cell>
          <table:table-cell office:value-type="string" calcext:value-type="string">
            <text:p>02-6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16476" calcext:value-type="float">
            <text:p>52.1916476</text:p>
          </table:table-cell>
          <table:table-cell office:value-type="float" office:value="21.0041419527899" calcext:value-type="float">
            <text:p>21.0041419527899</text:p>
          </table:table-cell>
          <table:table-cell office:value-type="float" office:value="121907" calcext:value-type="float">
            <text:p>12190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ŁASNA SIEDZIBA"</text:p>
          </table:table-cell>
          <table:table-cell office:value-type="float" office:value="121917" calcext:value-type="float">
            <text:p>121917</text:p>
          </table:table-cell>
          <table:table-cell office:value-type="float" office:value="5261057728" calcext:value-type="float">
            <text:p>5261057728</text:p>
          </table:table-cell>
          <table:table-cell/>
          <table:table-cell office:value-type="string" calcext:value-type="string">
            <text:p>Raszyńska 56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37325" calcext:value-type="float">
            <text:p>52.21737325</text:p>
          </table:table-cell>
          <table:table-cell office:value-type="float" office:value="20.9883014123385" calcext:value-type="float">
            <text:p>20.9883014123385</text:p>
          </table:table-cell>
          <table:table-cell office:value-type="float" office:value="121917" calcext:value-type="float">
            <text:p>12191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SZTUKA-NAŁĘCZOWSKA"</text:p>
          </table:table-cell>
          <table:table-cell office:value-type="float" office:value="122197" calcext:value-type="float">
            <text:p>122197</text:p>
          </table:table-cell>
          <table:table-cell office:value-type="float" office:value="5212886123" calcext:value-type="float">
            <text:p>5212886123</text:p>
          </table:table-cell>
          <table:table-cell/>
          <table:table-cell office:value-type="string" calcext:value-type="string">
            <text:p>Sobieskiego 22</text:p>
          </table:table-cell>
          <table:table-cell office:value-type="string" calcext:value-type="string">
            <text:p>02-9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17455" calcext:value-type="float">
            <text:p>52.17617455</text:p>
          </table:table-cell>
          <table:table-cell office:value-type="float" office:value="21.062368767853" calcext:value-type="float">
            <text:p>21.062368767853</text:p>
          </table:table-cell>
          <table:table-cell office:value-type="float" office:value="122197" calcext:value-type="float">
            <text:p>12219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PLACÓWKA 2"</text:p>
          </table:table-cell>
          <table:table-cell office:value-type="float" office:value="123006" calcext:value-type="float">
            <text:p>123006</text:p>
          </table:table-cell>
          <table:table-cell office:value-type="float" office:value="5250010077" calcext:value-type="float">
            <text:p>5250010077</text:p>
          </table:table-cell>
          <table:table-cell/>
          <table:table-cell office:value-type="string" calcext:value-type="string">
            <text:p>Franciszka Kostrzewskiego 1</text:p>
          </table:table-cell>
          <table:table-cell office:value-type="string" calcext:value-type="string">
            <text:p>00-7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665125" calcext:value-type="float">
            <text:p>52.19665125</text:p>
          </table:table-cell>
          <table:table-cell office:value-type="float" office:value="21.039036710847" calcext:value-type="float">
            <text:p>21.039036710847</text:p>
          </table:table-cell>
          <table:table-cell office:value-type="float" office:value="123006" calcext:value-type="float">
            <text:p>12300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URZĘDNICZA SPÓŁDZIELNIA BUDOWLANO-MIESZKANIOWA</text:p>
          </table:table-cell>
          <table:table-cell office:value-type="float" office:value="125278" calcext:value-type="float">
            <text:p>125278</text:p>
          </table:table-cell>
          <table:table-cell office:value-type="float" office:value="5251001086" calcext:value-type="float">
            <text:p>5251001086</text:p>
          </table:table-cell>
          <table:table-cell/>
          <table:table-cell office:value-type="string" calcext:value-type="string">
            <text:p>Mickiewicza 32/32A</text:p>
          </table:table-cell>
          <table:table-cell office:value-type="string" calcext:value-type="string">
            <text:p>01-6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5512" calcext:value-type="float">
            <text:p>52.2435512</text:p>
          </table:table-cell>
          <table:table-cell office:value-type="float" office:value="21.0152375" calcext:value-type="float">
            <text:p>21.0152375</text:p>
          </table:table-cell>
          <table:table-cell office:value-type="float" office:value="125278" calcext:value-type="float">
            <text:p>12527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OM 1"</text:p>
          </table:table-cell>
          <table:table-cell office:value-type="float" office:value="125721" calcext:value-type="float">
            <text:p>125721</text:p>
          </table:table-cell>
          <table:table-cell office:value-type="float" office:value="5251003139" calcext:value-type="float">
            <text:p>5251003139</text:p>
          </table:table-cell>
          <table:table-cell/>
          <table:table-cell office:value-type="string" calcext:value-type="string">
            <text:p>Oboźna 3</text:p>
          </table:table-cell>
          <table:table-cell office:value-type="string" calcext:value-type="string">
            <text:p>00-34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5317" calcext:value-type="float">
            <text:p>52.2395317</text:p>
          </table:table-cell>
          <table:table-cell office:value-type="float" office:value="21.0227107" calcext:value-type="float">
            <text:p>21.0227107</text:p>
          </table:table-cell>
          <table:table-cell office:value-type="float" office:value="125721" calcext:value-type="float">
            <text:p>1257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ITBUD"</text:p>
          </table:table-cell>
          <table:table-cell office:value-type="float" office:value="126579" calcext:value-type="float">
            <text:p>126579</text:p>
          </table:table-cell>
          <table:table-cell office:value-type="float" office:value="9511644128" calcext:value-type="float">
            <text:p>9511644128</text:p>
          </table:table-cell>
          <table:table-cell/>
          <table:table-cell office:value-type="string" calcext:value-type="string">
            <text:p>Ekologiczna 1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94617" calcext:value-type="float">
            <text:p>52.1294617</text:p>
          </table:table-cell>
          <table:table-cell office:value-type="float" office:value="21.0568245165462" calcext:value-type="float">
            <text:p>21.0568245165462</text:p>
          </table:table-cell>
          <table:table-cell office:value-type="float" office:value="126579" calcext:value-type="float">
            <text:p>12657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O-BUDOWLANA "NASZ DOM" URZĘDNIKÓW PAŃSTWOWEGO BANKU ROLNEGO</text:p>
          </table:table-cell>
          <table:table-cell office:value-type="float" office:value="126635" calcext:value-type="float">
            <text:p>126635</text:p>
          </table:table-cell>
          <table:table-cell office:value-type="float" office:value="5261297562" calcext:value-type="float">
            <text:p>5261297562</text:p>
          </table:table-cell>
          <table:table-cell/>
          <table:table-cell office:value-type="string" calcext:value-type="string">
            <text:p>Grójecka 40</text:p>
          </table:table-cell>
          <table:table-cell office:value-type="string" calcext:value-type="string">
            <text:p>02-3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8975" calcext:value-type="float">
            <text:p>52.21858975</text:p>
          </table:table-cell>
          <table:table-cell office:value-type="float" office:value="20.9826172906024" calcext:value-type="float">
            <text:p>20.9826172906024</text:p>
          </table:table-cell>
          <table:table-cell office:value-type="float" office:value="126635" calcext:value-type="float">
            <text:p>12663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KNIEJA"</text:p>
          </table:table-cell>
          <table:table-cell office:value-type="float" office:value="127229" calcext:value-type="float">
            <text:p>127229</text:p>
          </table:table-cell>
          <table:table-cell office:value-type="float" office:value="5251581362" calcext:value-type="float">
            <text:p>5251581362</text:p>
          </table:table-cell>
          <table:table-cell/>
          <table:table-cell office:value-type="string" calcext:value-type="string">
            <text:p>Nowy Świat 52</text:p>
          </table:table-cell>
          <table:table-cell office:value-type="string" calcext:value-type="string">
            <text:p>00-3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9208" calcext:value-type="float">
            <text:p>52.2349208</text:p>
          </table:table-cell>
          <table:table-cell office:value-type="float" office:value="21.0188592" calcext:value-type="float">
            <text:p>21.0188592</text:p>
          </table:table-cell>
          <table:table-cell office:value-type="float" office:value="127229" calcext:value-type="float">
            <text:p>12722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DRODZENIE"</text:p>
          </table:table-cell>
          <table:table-cell office:value-type="float" office:value="127874" calcext:value-type="float">
            <text:p>127874</text:p>
          </table:table-cell>
          <table:table-cell office:value-type="float" office:value="1132279962" calcext:value-type="float">
            <text:p>1132279962</text:p>
          </table:table-cell>
          <table:table-cell/>
          <table:table-cell office:value-type="string" calcext:value-type="string">
            <text:p>Grochowska 162/164</text:p>
          </table:table-cell>
          <table:table-cell office:value-type="string" calcext:value-type="string">
            <text:p>04-3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7753" calcext:value-type="float">
            <text:p>52.2437753</text:p>
          </table:table-cell>
          <table:table-cell office:value-type="float" office:value="21.0970048" calcext:value-type="float">
            <text:p>21.0970048</text:p>
          </table:table-cell>
          <table:table-cell office:value-type="float" office:value="127874" calcext:value-type="float">
            <text:p>12787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ĘDZYZAKŁADOWA SPÓŁDZIELNIA MIESZKANIOWA "ZWAR"</text:p>
          </table:table-cell>
          <table:table-cell office:value-type="float" office:value="128003" calcext:value-type="float">
            <text:p>128003</text:p>
          </table:table-cell>
          <table:table-cell office:value-type="float" office:value="5250012610" calcext:value-type="float">
            <text:p>5250012610</text:p>
          </table:table-cell>
          <table:table-cell/>
          <table:table-cell office:value-type="string" calcext:value-type="string">
            <text:p>Lebiodowa 15</text:p>
          </table:table-cell>
          <table:table-cell office:value-type="string" calcext:value-type="string">
            <text:p>04-6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05605" calcext:value-type="float">
            <text:p>52.20705605</text:p>
          </table:table-cell>
          <table:table-cell office:value-type="float" office:value="21.1372356673102" calcext:value-type="float">
            <text:p>21.1372356673102</text:p>
          </table:table-cell>
          <table:table-cell office:value-type="float" office:value="128003" calcext:value-type="float">
            <text:p>128003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SPÓŁDZIELCA"</text:p>
          </table:table-cell>
          <table:table-cell office:value-type="float" office:value="131359" calcext:value-type="float">
            <text:p>131359</text:p>
          </table:table-cell>
          <table:table-cell office:value-type="float" office:value="1131536397" calcext:value-type="float">
            <text:p>1131536397</text:p>
          </table:table-cell>
          <table:table-cell/>
          <table:table-cell office:value-type="string" calcext:value-type="string">
            <text:p>Szaserów 111</text:p>
          </table:table-cell>
          <table:table-cell office:value-type="string" calcext:value-type="string">
            <text:p>04-3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83095" calcext:value-type="float">
            <text:p>52.24783095</text:p>
          </table:table-cell>
          <table:table-cell office:value-type="float" office:value="21.0980434498235" calcext:value-type="float">
            <text:p>21.0980434498235</text:p>
          </table:table-cell>
          <table:table-cell office:value-type="float" office:value="131359" calcext:value-type="float">
            <text:p>13135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ROP"</text:p>
          </table:table-cell>
          <table:table-cell office:value-type="float" office:value="135193" calcext:value-type="float">
            <text:p>135193</text:p>
          </table:table-cell>
          <table:table-cell office:value-type="float" office:value="5250010812" calcext:value-type="float">
            <text:p>5250010812</text:p>
          </table:table-cell>
          <table:table-cell/>
          <table:table-cell office:value-type="string" calcext:value-type="string">
            <text:p>Skierniewicka 21</text:p>
          </table:table-cell>
          <table:table-cell office:value-type="string" calcext:value-type="string">
            <text:p>01-2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0962" calcext:value-type="float">
            <text:p>52.2330962</text:p>
          </table:table-cell>
          <table:table-cell office:value-type="float" office:value="20.9678878" calcext:value-type="float">
            <text:p>20.9678878</text:p>
          </table:table-cell>
          <table:table-cell office:value-type="float" office:value="135193" calcext:value-type="float">
            <text:p>135193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PRACOWNIKÓW TRAMWAJÓW MIEJSKICH</text:p>
          </table:table-cell>
          <table:table-cell office:value-type="float" office:value="136746" calcext:value-type="float">
            <text:p>136746</text:p>
          </table:table-cell>
          <table:table-cell office:value-type="float" office:value="5251981274" calcext:value-type="float">
            <text:p>5251981274</text:p>
          </table:table-cell>
          <table:table-cell/>
          <table:table-cell office:value-type="string" calcext:value-type="string">
            <text:p>Krasińskiego 23</text:p>
          </table:table-cell>
          <table:table-cell office:value-type="string" calcext:value-type="string">
            <text:p>01-5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73477" calcext:value-type="float">
            <text:p>52.2673477</text:p>
          </table:table-cell>
          <table:table-cell office:value-type="float" office:value="20.9815043" calcext:value-type="float">
            <text:p>20.9815043</text:p>
          </table:table-cell>
          <table:table-cell office:value-type="float" office:value="136746" calcext:value-type="float">
            <text:p>13674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SPÓŁDZIELCZY SAMOPOMOCOWY DOM INWALIDÓW WOJENNYCH I WOJSKOWYCH" W WARSZAWIE</text:p>
          </table:table-cell>
          <table:table-cell office:value-type="float" office:value="136920" calcext:value-type="float">
            <text:p>136920</text:p>
          </table:table-cell>
          <table:table-cell office:value-type="float" office:value="5212888004" calcext:value-type="float">
            <text:p>5212888004</text:p>
          </table:table-cell>
          <table:table-cell/>
          <table:table-cell office:value-type="string" calcext:value-type="string">
            <text:p>Ksawerów 30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19245" calcext:value-type="float">
            <text:p>52.18719245</text:p>
          </table:table-cell>
          <table:table-cell office:value-type="float" office:value="21.0141623406404" calcext:value-type="float">
            <text:p>21.0141623406404</text:p>
          </table:table-cell>
          <table:table-cell office:value-type="float" office:value="136920" calcext:value-type="float">
            <text:p>13692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NOWA SIENNA"</text:p>
          </table:table-cell>
          <table:table-cell office:value-type="float" office:value="138640" calcext:value-type="float">
            <text:p>138640</text:p>
          </table:table-cell>
          <table:table-cell office:value-type="float" office:value="5250012490" calcext:value-type="float">
            <text:p>5250012490</text:p>
          </table:table-cell>
          <table:table-cell/>
          <table:table-cell office:value-type="string" calcext:value-type="string">
            <text:p>Sienna 66</text:p>
          </table:table-cell>
          <table:table-cell office:value-type="string" calcext:value-type="string">
            <text:p>00-8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09654" calcext:value-type="float">
            <text:p>52.2309654</text:p>
          </table:table-cell>
          <table:table-cell office:value-type="float" office:value="20.997081" calcext:value-type="float">
            <text:p>20.997081</text:p>
          </table:table-cell>
          <table:table-cell office:value-type="float" office:value="138640" calcext:value-type="float">
            <text:p>13864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LEBANÓWKA"</text:p>
          </table:table-cell>
          <table:table-cell office:value-type="float" office:value="138706" calcext:value-type="float">
            <text:p>138706</text:p>
          </table:table-cell>
          <table:table-cell office:value-type="float" office:value="9521218226" calcext:value-type="float">
            <text:p>9521218226</text:p>
          </table:table-cell>
          <table:table-cell/>
          <table:table-cell office:value-type="string" calcext:value-type="string">
            <text:p>Filmowa 80</text:p>
          </table:table-cell>
          <table:table-cell office:value-type="string" calcext:value-type="string">
            <text:p>04-9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7194" calcext:value-type="float">
            <text:p>52.1617194</text:p>
          </table:table-cell>
          <table:table-cell office:value-type="float" office:value="21.2172398" calcext:value-type="float">
            <text:p>21.2172398</text:p>
          </table:table-cell>
          <table:table-cell office:value-type="float" office:value="138706" calcext:value-type="float">
            <text:p>138706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UNIA"</text:p>
          </table:table-cell>
          <table:table-cell office:value-type="float" office:value="139246" calcext:value-type="float">
            <text:p>139246</text:p>
          </table:table-cell>
          <table:table-cell office:value-type="float" office:value="5250012633" calcext:value-type="float">
            <text:p>5250012633</text:p>
          </table:table-cell>
          <table:table-cell/>
          <table:table-cell office:value-type="string" calcext:value-type="string">
            <text:p>Chocimska 35</text:p>
          </table:table-cell>
          <table:table-cell office:value-type="string" calcext:value-type="string">
            <text:p>00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19685" calcext:value-type="float">
            <text:p>52.21219685</text:p>
          </table:table-cell>
          <table:table-cell office:value-type="float" office:value="21.0220074311712" calcext:value-type="float">
            <text:p>21.0220074311712</text:p>
          </table:table-cell>
          <table:table-cell office:value-type="float" office:value="139246" calcext:value-type="float">
            <text:p>13924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OGNISKO 2-GIE"</text:p>
          </table:table-cell>
          <table:table-cell office:value-type="float" office:value="140777" calcext:value-type="float">
            <text:p>140777</text:p>
          </table:table-cell>
          <table:table-cell office:value-type="float" office:value="5261044097" calcext:value-type="float">
            <text:p>5261044097</text:p>
          </table:table-cell>
          <table:table-cell/>
          <table:table-cell office:value-type="string" calcext:value-type="string">
            <text:p>Raszyńska 15</text:p>
          </table:table-cell>
          <table:table-cell office:value-type="string" calcext:value-type="string">
            <text:p>02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7031" calcext:value-type="float">
            <text:p>52.2217031</text:p>
          </table:table-cell>
          <table:table-cell office:value-type="float" office:value="20.9896716" calcext:value-type="float">
            <text:p>20.9896716</text:p>
          </table:table-cell>
          <table:table-cell office:value-type="float" office:value="140777" calcext:value-type="float">
            <text:p>14077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DZIELNA"</text:p>
          </table:table-cell>
          <table:table-cell office:value-type="float" office:value="141739" calcext:value-type="float">
            <text:p>141739</text:p>
          </table:table-cell>
          <table:table-cell office:value-type="float" office:value="5271733929" calcext:value-type="float">
            <text:p>5271733929</text:p>
          </table:table-cell>
          <table:table-cell/>
          <table:table-cell office:value-type="string" calcext:value-type="string">
            <text:p>Dzielna 78</text:p>
          </table:table-cell>
          <table:table-cell office:value-type="string" calcext:value-type="string">
            <text:p>01-0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0976" calcext:value-type="float">
            <text:p>52.2430976</text:p>
          </table:table-cell>
          <table:table-cell office:value-type="float" office:value="20.9795514997068" calcext:value-type="float">
            <text:p>20.9795514997068</text:p>
          </table:table-cell>
          <table:table-cell office:value-type="float" office:value="141739" calcext:value-type="float">
            <text:p>14173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DROGOWIEC"</text:p>
          </table:table-cell>
          <table:table-cell office:value-type="float" office:value="143704" calcext:value-type="float">
            <text:p>143704</text:p>
          </table:table-cell>
          <table:table-cell office:value-type="float" office:value="1130115972" calcext:value-type="float">
            <text:p>1130115972</text:p>
          </table:table-cell>
          <table:table-cell/>
          <table:table-cell office:value-type="string" calcext:value-type="string">
            <text:p>Grochowska 124/126</text:p>
          </table:table-cell>
          <table:table-cell office:value-type="string" calcext:value-type="string">
            <text:p>04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5116" calcext:value-type="float">
            <text:p>52.2425116</text:p>
          </table:table-cell>
          <table:table-cell office:value-type="float" office:value="21.1029156" calcext:value-type="float">
            <text:p>21.1029156</text:p>
          </table:table-cell>
          <table:table-cell office:value-type="float" office:value="143704" calcext:value-type="float">
            <text:p>14370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ZGODNA"</text:p>
          </table:table-cell>
          <table:table-cell office:value-type="float" office:value="143827" calcext:value-type="float">
            <text:p>143827</text:p>
          </table:table-cell>
          <table:table-cell office:value-type="float" office:value="5262170303" calcext:value-type="float">
            <text:p>5262170303</text:p>
          </table:table-cell>
          <table:table-cell/>
          <table:table-cell office:value-type="string" calcext:value-type="string">
            <text:p>Wilcza 42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64795" calcext:value-type="float">
            <text:p>52.22464795</text:p>
          </table:table-cell>
          <table:table-cell office:value-type="float" office:value="21.0135778365557" calcext:value-type="float">
            <text:p>21.0135778365557</text:p>
          </table:table-cell>
          <table:table-cell office:value-type="float" office:value="143827" calcext:value-type="float">
            <text:p>14382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KOLEJOWA SPÓŁDZIELNIA MIESZKANIOWA "KOLEJARZ"</text:p>
          </table:table-cell>
          <table:table-cell office:value-type="float" office:value="145440" calcext:value-type="float">
            <text:p>145440</text:p>
          </table:table-cell>
          <table:table-cell office:value-type="float" office:value="5250011349" calcext:value-type="float">
            <text:p>5250011349</text:p>
          </table:table-cell>
          <table:table-cell/>
          <table:table-cell office:value-type="string" calcext:value-type="string">
            <text:p>Palestyńska 5A</text:p>
          </table:table-cell>
          <table:table-cell office:value-type="string" calcext:value-type="string">
            <text:p>03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259185" calcext:value-type="float">
            <text:p>52.28259185</text:p>
          </table:table-cell>
          <table:table-cell office:value-type="float" office:value="21.0228343389807" calcext:value-type="float">
            <text:p>21.0228343389807</text:p>
          </table:table-cell>
          <table:table-cell office:value-type="float" office:value="145440" calcext:value-type="float">
            <text:p>145440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LOKATORSKO-WŁASNOŚCIOWA "AR"</text:p>
          </table:table-cell>
          <table:table-cell office:value-type="float" office:value="147336" calcext:value-type="float">
            <text:p>147336</text:p>
          </table:table-cell>
          <table:table-cell office:value-type="float" office:value="5250006673" calcext:value-type="float">
            <text:p>5250006673</text:p>
          </table:table-cell>
          <table:table-cell/>
          <table:table-cell office:value-type="string" calcext:value-type="string">
            <text:p>Nowoursynowska 160G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646295" calcext:value-type="float">
            <text:p>52.15646295</text:p>
          </table:table-cell>
          <table:table-cell office:value-type="float" office:value="21.0567043924329" calcext:value-type="float">
            <text:p>21.0567043924329</text:p>
          </table:table-cell>
          <table:table-cell office:value-type="float" office:value="147336" calcext:value-type="float">
            <text:p>1473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OWOCZESNE MIESZKANIA"</text:p>
          </table:table-cell>
          <table:table-cell office:value-type="float" office:value="147363" calcext:value-type="float">
            <text:p>147363</text:p>
          </table:table-cell>
          <table:table-cell office:value-type="float" office:value="5252056190" calcext:value-type="float">
            <text:p>5252056190</text:p>
          </table:table-cell>
          <table:table-cell/>
          <table:table-cell office:value-type="string" calcext:value-type="string">
            <text:p>Tamka 34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164" calcext:value-type="float">
            <text:p>52.2370164</text:p>
          </table:table-cell>
          <table:table-cell office:value-type="float" office:value="21.0242849655145" calcext:value-type="float">
            <text:p>21.0242849655145</text:p>
          </table:table-cell>
          <table:table-cell office:value-type="float" office:value="147363" calcext:value-type="float">
            <text:p>14736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MIESZKANIOWA "FILM-DACZ-PREZ"</text:p>
          </table:table-cell>
          <table:table-cell office:value-type="float" office:value="148127" calcext:value-type="float">
            <text:p>148127</text:p>
          </table:table-cell>
          <table:table-cell office:value-type="float" office:value="5250006845" calcext:value-type="float">
            <text:p>5250006845</text:p>
          </table:table-cell>
          <table:table-cell/>
          <table:table-cell office:value-type="string" calcext:value-type="string">
            <text:p>Dzielna 6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54275" calcext:value-type="float">
            <text:p>52.24754275</text:p>
          </table:table-cell>
          <table:table-cell office:value-type="float" office:value="20.9946333047327" calcext:value-type="float">
            <text:p>20.9946333047327</text:p>
          </table:table-cell>
          <table:table-cell office:value-type="float" office:value="148127" calcext:value-type="float">
            <text:p>14812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YPOWA"</text:p>
          </table:table-cell>
          <table:table-cell office:value-type="float" office:value="150863" calcext:value-type="float">
            <text:p>150863</text:p>
          </table:table-cell>
          <table:table-cell office:value-type="float" office:value="1130466329" calcext:value-type="float">
            <text:p>1130466329</text:p>
          </table:table-cell>
          <table:table-cell/>
          <table:table-cell office:value-type="string" calcext:value-type="string">
            <text:p>Paryska 29</text:p>
          </table:table-cell>
          <table:table-cell office:value-type="string" calcext:value-type="string">
            <text:p>03-9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26905" calcext:value-type="float">
            <text:p>52.22926905</text:p>
          </table:table-cell>
          <table:table-cell office:value-type="float" office:value="21.056946656411" calcext:value-type="float">
            <text:p>21.056946656411</text:p>
          </table:table-cell>
          <table:table-cell office:value-type="float" office:value="150863" calcext:value-type="float">
            <text:p>15086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SPOŻYWCA</text:p>
          </table:table-cell>
          <table:table-cell office:value-type="float" office:value="151747" calcext:value-type="float">
            <text:p>151747</text:p>
          </table:table-cell>
          <table:table-cell office:value-type="float" office:value="5262150269" calcext:value-type="float">
            <text:p>5262150269</text:p>
          </table:table-cell>
          <table:table-cell/>
          <table:table-cell office:value-type="string" calcext:value-type="string">
            <text:p>Melsztyńska 2</text:p>
          </table:table-cell>
          <table:table-cell office:value-type="string" calcext:value-type="string">
            <text:p>02-5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0653" calcext:value-type="float">
            <text:p>52.2060653</text:p>
          </table:table-cell>
          <table:table-cell office:value-type="float" office:value="21.019502" calcext:value-type="float">
            <text:p>21.019502</text:p>
          </table:table-cell>
          <table:table-cell office:value-type="float" office:value="151747" calcext:value-type="float">
            <text:p>1517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YŚCIGI"</text:p>
          </table:table-cell>
          <table:table-cell office:value-type="float" office:value="153351" calcext:value-type="float">
            <text:p>153351</text:p>
          </table:table-cell>
          <table:table-cell office:value-type="float" office:value="9511876896" calcext:value-type="float">
            <text:p>9511876896</text:p>
          </table:table-cell>
          <table:table-cell/>
          <table:table-cell office:value-type="string" calcext:value-type="string">
            <text:p>Jana Cybisa 1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351885" calcext:value-type="float">
            <text:p>52.15351885</text:p>
          </table:table-cell>
          <table:table-cell office:value-type="float" office:value="21.0215300231183" calcext:value-type="float">
            <text:p>21.0215300231183</text:p>
          </table:table-cell>
          <table:table-cell office:value-type="float" office:value="153351" calcext:value-type="float">
            <text:p>15335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CZE ZRZESZENIE BUDOWY DOMÓW JEDNORODZINNYCH I WIELORODZINNYCH "CENREX-DOM"</text:p>
          </table:table-cell>
          <table:table-cell office:value-type="float" office:value="154140" calcext:value-type="float">
            <text:p>154140</text:p>
          </table:table-cell>
          <table:table-cell office:value-type="float" office:value="5250003427" calcext:value-type="float">
            <text:p>5250003427</text:p>
          </table:table-cell>
          <table:table-cell/>
          <table:table-cell office:value-type="string" calcext:value-type="string">
            <text:p>Zygmunta Vogla</text:p>
          </table:table-cell>
          <table:table-cell office:value-type="string" calcext:value-type="string">
            <text:p>02-9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3873" calcext:value-type="float">
            <text:p>52.1613873</text:p>
          </table:table-cell>
          <table:table-cell office:value-type="float" office:value="21.1051429" calcext:value-type="float">
            <text:p>21.1051429</text:p>
          </table:table-cell>
          <table:table-cell office:value-type="float" office:value="154140" calcext:value-type="float">
            <text:p>154140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BUDOWLANO-MIESZKANIOWA "U SIEBIE"</text:p>
          </table:table-cell>
          <table:table-cell office:value-type="float" office:value="156877" calcext:value-type="float">
            <text:p>156877</text:p>
          </table:table-cell>
          <table:table-cell office:value-type="float" office:value="5250012745" calcext:value-type="float">
            <text:p>5250012745</text:p>
          </table:table-cell>
          <table:table-cell/>
          <table:table-cell office:value-type="string" calcext:value-type="string">
            <text:p>Al. Niepodległości 219/223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4763" calcext:value-type="float">
            <text:p>52.2174763</text:p>
          </table:table-cell>
          <table:table-cell office:value-type="float" office:value="21.0048522" calcext:value-type="float">
            <text:p>21.0048522</text:p>
          </table:table-cell>
          <table:table-cell office:value-type="float" office:value="156877" calcext:value-type="float">
            <text:p>15687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MARYMONT</text:p>
          </table:table-cell>
          <table:table-cell office:value-type="float" office:value="157453" calcext:value-type="float">
            <text:p>157453</text:p>
          </table:table-cell>
          <table:table-cell office:value-type="float" office:value="1180102003" calcext:value-type="float">
            <text:p>1180102003</text:p>
          </table:table-cell>
          <table:table-cell/>
          <table:table-cell office:value-type="string" calcext:value-type="string">
            <text:p>Lektykarska 56</text:p>
          </table:table-cell>
          <table:table-cell office:value-type="string" calcext:value-type="string">
            <text:p>01-6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33079" calcext:value-type="float">
            <text:p>52.2833079</text:p>
          </table:table-cell>
          <table:table-cell office:value-type="float" office:value="20.9661682170878" calcext:value-type="float">
            <text:p>20.9661682170878</text:p>
          </table:table-cell>
          <table:table-cell office:value-type="float" office:value="157453" calcext:value-type="float">
            <text:p>15745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NAUCZYCIELSKA SPÓŁDZIELNIA MIESZKANIOWA "FOKSAL"</text:p>
          </table:table-cell>
          <table:table-cell office:value-type="float" office:value="157588" calcext:value-type="float">
            <text:p>157588</text:p>
          </table:table-cell>
          <table:table-cell office:value-type="float" office:value="5252265551" calcext:value-type="float">
            <text:p>5252265551</text:p>
          </table:table-cell>
          <table:table-cell/>
          <table:table-cell office:value-type="string" calcext:value-type="string">
            <text:p>Foksal 12/14</text:p>
          </table:table-cell>
          <table:table-cell office:value-type="string" calcext:value-type="string">
            <text:p>00-3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0941" calcext:value-type="float">
            <text:p>52.2340941</text:p>
          </table:table-cell>
          <table:table-cell office:value-type="float" office:value="21.0215853" calcext:value-type="float">
            <text:p>21.0215853</text:p>
          </table:table-cell>
          <table:table-cell office:value-type="float" office:value="157588" calcext:value-type="float">
            <text:p>1575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ATEJKI 4"</text:p>
          </table:table-cell>
          <table:table-cell office:value-type="float" office:value="157626" calcext:value-type="float">
            <text:p>157626</text:p>
          </table:table-cell>
          <table:table-cell office:value-type="float" office:value="5262695052" calcext:value-type="float">
            <text:p>5262695052</text:p>
          </table:table-cell>
          <table:table-cell/>
          <table:table-cell office:value-type="string" calcext:value-type="string">
            <text:p>Matejki 4</text:p>
          </table:table-cell>
          <table:table-cell office:value-type="string" calcext:value-type="string">
            <text:p>00-4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12605" calcext:value-type="float">
            <text:p>52.22512605</text:p>
          </table:table-cell>
          <table:table-cell office:value-type="float" office:value="21.0250322971822" calcext:value-type="float">
            <text:p>21.0250322971822</text:p>
          </table:table-cell>
          <table:table-cell office:value-type="float" office:value="157626" calcext:value-type="float">
            <text:p>15762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NAUCZYCIELSKA SPÓŁDZIELNIA MIESZKANIOWA "WIEJSKA 9"</text:p>
          </table:table-cell>
          <table:table-cell office:value-type="float" office:value="157973" calcext:value-type="float">
            <text:p>157973</text:p>
          </table:table-cell>
          <table:table-cell office:value-type="float" office:value="5262695371" calcext:value-type="float">
            <text:p>5262695371</text:p>
          </table:table-cell>
          <table:table-cell/>
          <table:table-cell office:value-type="string" calcext:value-type="string">
            <text:p>Wiejska 9</text:p>
          </table:table-cell>
          <table:table-cell office:value-type="string" calcext:value-type="string">
            <text:p>00-4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9077" calcext:value-type="float">
            <text:p>52.2259077</text:p>
          </table:table-cell>
          <table:table-cell office:value-type="float" office:value="21.0256146" calcext:value-type="float">
            <text:p>21.0256146</text:p>
          </table:table-cell>
          <table:table-cell office:value-type="float" office:value="157973" calcext:value-type="float">
            <text:p>15797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BARTYCKA"</text:p>
          </table:table-cell>
          <table:table-cell office:value-type="float" office:value="160575" calcext:value-type="float">
            <text:p>160575</text:p>
          </table:table-cell>
          <table:table-cell office:value-type="float" office:value="5252026591" calcext:value-type="float">
            <text:p>5252026591</text:p>
          </table:table-cell>
          <table:table-cell/>
          <table:table-cell office:value-type="string" calcext:value-type="string">
            <text:p>Wasiutyńskiego 1</text:p>
          </table:table-cell>
          <table:table-cell office:value-type="string" calcext:value-type="string">
            <text:p>00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4218" calcext:value-type="float">
            <text:p>52.2154218</text:p>
          </table:table-cell>
          <table:table-cell office:value-type="float" office:value="21.0656915" calcext:value-type="float">
            <text:p>21.0656915</text:p>
          </table:table-cell>
          <table:table-cell office:value-type="float" office:value="160575" calcext:value-type="float">
            <text:p>16057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ZGODA 12"</text:p>
          </table:table-cell>
          <table:table-cell office:value-type="float" office:value="162398" calcext:value-type="float">
            <text:p>162398</text:p>
          </table:table-cell>
          <table:table-cell office:value-type="float" office:value="5250006615" calcext:value-type="float">
            <text:p>5250006615</text:p>
          </table:table-cell>
          <table:table-cell/>
          <table:table-cell office:value-type="string" calcext:value-type="string">
            <text:p>Zgoda 12</text:p>
          </table:table-cell>
          <table:table-cell office:value-type="string" calcext:value-type="string">
            <text:p>00-0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447" calcext:value-type="float">
            <text:p>52.2338447</text:p>
          </table:table-cell>
          <table:table-cell office:value-type="float" office:value="21.0113604" calcext:value-type="float">
            <text:p>21.0113604</text:p>
          </table:table-cell>
          <table:table-cell office:value-type="float" office:value="162398" calcext:value-type="float">
            <text:p>16239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SIEDLE BELWEDERSKIE"</text:p>
          </table:table-cell>
          <table:table-cell office:value-type="float" office:value="165549" calcext:value-type="float">
            <text:p>165549</text:p>
          </table:table-cell>
          <table:table-cell office:value-type="float" office:value="5250012567" calcext:value-type="float">
            <text:p>5250012567</text:p>
          </table:table-cell>
          <table:table-cell/>
          <table:table-cell office:value-type="string" calcext:value-type="string">
            <text:p>Chełmska 46</text:p>
          </table:table-cell>
          <table:table-cell office:value-type="string" calcext:value-type="string">
            <text:p>00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15475" calcext:value-type="float">
            <text:p>52.20215475</text:p>
          </table:table-cell>
          <table:table-cell office:value-type="float" office:value="21.0376335276424" calcext:value-type="float">
            <text:p>21.0376335276424</text:p>
          </table:table-cell>
          <table:table-cell office:value-type="float" office:value="165549" calcext:value-type="float">
            <text:p>16554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TRYJEŃSKICH"</text:p>
          </table:table-cell>
          <table:table-cell office:value-type="float" office:value="170015" calcext:value-type="float">
            <text:p>170015</text:p>
          </table:table-cell>
          <table:table-cell office:value-type="float" office:value="9512084341" calcext:value-type="float">
            <text:p>9512084341</text:p>
          </table:table-cell>
          <table:table-cell/>
          <table:table-cell office:value-type="string" calcext:value-type="string">
            <text:p>Stryjeńskich 17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95155" calcext:value-type="float">
            <text:p>52.13495155</text:p>
          </table:table-cell>
          <table:table-cell office:value-type="float" office:value="21.0513178007313" calcext:value-type="float">
            <text:p>21.0513178007313</text:p>
          </table:table-cell>
          <table:table-cell office:value-type="float" office:value="170015" calcext:value-type="float">
            <text:p>17001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ZAŁĘŻE"</text:p>
          </table:table-cell>
          <table:table-cell office:value-type="float" office:value="170054" calcext:value-type="float">
            <text:p>170054</text:p>
          </table:table-cell>
          <table:table-cell office:value-type="float" office:value="5251000247" calcext:value-type="float">
            <text:p>5251000247</text:p>
          </table:table-cell>
          <table:table-cell/>
          <table:table-cell office:value-type="string" calcext:value-type="string">
            <text:p>Boremlowska 35</text:p>
          </table:table-cell>
          <table:table-cell office:value-type="string" calcext:value-type="string">
            <text:p>04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1167" calcext:value-type="float">
            <text:p>52.2481167</text:p>
          </table:table-cell>
          <table:table-cell office:value-type="float" office:value="21.1032939694428" calcext:value-type="float">
            <text:p>21.1032939694428</text:p>
          </table:table-cell>
          <table:table-cell office:value-type="float" office:value="170054" calcext:value-type="float">
            <text:p>17005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ISKRA"</text:p>
          </table:table-cell>
          <table:table-cell office:value-type="float" office:value="171313" calcext:value-type="float">
            <text:p>171313</text:p>
          </table:table-cell>
          <table:table-cell office:value-type="float" office:value="1131462523" calcext:value-type="float">
            <text:p>1131462523</text:p>
          </table:table-cell>
          <table:table-cell/>
          <table:table-cell office:value-type="string" calcext:value-type="string">
            <text:p>Mała 15A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9349" calcext:value-type="float">
            <text:p>52.2589349</text:p>
          </table:table-cell>
          <table:table-cell office:value-type="float" office:value="21.0390468986638" calcext:value-type="float">
            <text:p>21.0390468986638</text:p>
          </table:table-cell>
          <table:table-cell office:value-type="float" office:value="171313" calcext:value-type="float">
            <text:p>17131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GRAJEWSKA"</text:p>
          </table:table-cell>
          <table:table-cell office:value-type="float" office:value="172373" calcext:value-type="float">
            <text:p>172373</text:p>
          </table:table-cell>
          <table:table-cell office:value-type="float" office:value="1131903097" calcext:value-type="float">
            <text:p>1131903097</text:p>
          </table:table-cell>
          <table:table-cell/>
          <table:table-cell office:value-type="string" calcext:value-type="string">
            <text:p>Grajewska 13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020395" calcext:value-type="float">
            <text:p>52.26020395</text:p>
          </table:table-cell>
          <table:table-cell office:value-type="float" office:value="21.0601206747163" calcext:value-type="float">
            <text:p>21.0601206747163</text:p>
          </table:table-cell>
          <table:table-cell office:value-type="float" office:value="172373" calcext:value-type="float">
            <text:p>17237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PLON"</text:p>
          </table:table-cell>
          <table:table-cell office:value-type="float" office:value="173231" calcext:value-type="float">
            <text:p>173231</text:p>
          </table:table-cell>
          <table:table-cell office:value-type="float" office:value="5250006443" calcext:value-type="float">
            <text:p>5250006443</text:p>
          </table:table-cell>
          <table:table-cell/>
          <table:table-cell office:value-type="string" calcext:value-type="string">
            <text:p>Pawlaczyka 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88085" calcext:value-type="float">
            <text:p>52.14888085</text:p>
          </table:table-cell>
          <table:table-cell office:value-type="float" office:value="21.0611148498839" calcext:value-type="float">
            <text:p>21.0611148498839</text:p>
          </table:table-cell>
          <table:table-cell office:value-type="float" office:value="173231" calcext:value-type="float">
            <text:p>17323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ADWOKATÓW</text:p>
          </table:table-cell>
          <table:table-cell office:value-type="float" office:value="174192" calcext:value-type="float">
            <text:p>174192</text:p>
          </table:table-cell>
          <table:table-cell office:value-type="float" office:value="5251649539" calcext:value-type="float">
            <text:p>5251649539</text:p>
          </table:table-cell>
          <table:table-cell/>
          <table:table-cell office:value-type="string" calcext:value-type="string">
            <text:p>Długa 8/14</text:p>
          </table:table-cell>
          <table:table-cell office:value-type="string" calcext:value-type="string">
            <text:p>00-2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99625" calcext:value-type="float">
            <text:p>52.2499625</text:p>
          </table:table-cell>
          <table:table-cell office:value-type="float" office:value="21.007481" calcext:value-type="float">
            <text:p>21.007481</text:p>
          </table:table-cell>
          <table:table-cell office:value-type="float" office:value="174192" calcext:value-type="float">
            <text:p>17419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OFESORÓW UNIWERSYTETU WARSZAWSKIEGO</text:p>
          </table:table-cell>
          <table:table-cell office:value-type="float" office:value="174193" calcext:value-type="float">
            <text:p>174193</text:p>
          </table:table-cell>
          <table:table-cell office:value-type="float" office:value="5252134085" calcext:value-type="float">
            <text:p>5252134085</text:p>
          </table:table-cell>
          <table:table-cell/>
          <table:table-cell office:value-type="string" calcext:value-type="string">
            <text:p>Sewerynów 6</text:p>
          </table:table-cell>
          <table:table-cell office:value-type="string" calcext:value-type="string">
            <text:p>00-3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42275" calcext:value-type="float">
            <text:p>52.23842275</text:p>
          </table:table-cell>
          <table:table-cell office:value-type="float" office:value="21.0211670818386" calcext:value-type="float">
            <text:p>21.0211670818386</text:p>
          </table:table-cell>
          <table:table-cell office:value-type="float" office:value="174193" calcext:value-type="float">
            <text:p>1741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E. PLATER 20"</text:p>
          </table:table-cell>
          <table:table-cell office:value-type="float" office:value="175159" calcext:value-type="float">
            <text:p>175159</text:p>
          </table:table-cell>
          <table:table-cell office:value-type="float" office:value="5262736006" calcext:value-type="float">
            <text:p>5262736006</text:p>
          </table:table-cell>
          <table:table-cell/>
          <table:table-cell office:value-type="string" calcext:value-type="string">
            <text:p>E. Plater 20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54" calcext:value-type="float">
            <text:p>52.225254</text:p>
          </table:table-cell>
          <table:table-cell office:value-type="float" office:value="21.0071866" calcext:value-type="float">
            <text:p>21.0071866</text:p>
          </table:table-cell>
          <table:table-cell office:value-type="float" office:value="175159" calcext:value-type="float">
            <text:p>17515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MIDA"</text:p>
          </table:table-cell>
          <table:table-cell office:value-type="float" office:value="175479" calcext:value-type="float">
            <text:p>175479</text:p>
          </table:table-cell>
          <table:table-cell office:value-type="float" office:value="5211148825" calcext:value-type="float">
            <text:p>5211148825</text:p>
          </table:table-cell>
          <table:table-cell/>
          <table:table-cell office:value-type="string" calcext:value-type="string">
            <text:p>Kazimierzowska 71/75</text:p>
          </table:table-cell>
          <table:table-cell office:value-type="string" calcext:value-type="string">
            <text:p>02-5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5831" calcext:value-type="float">
            <text:p>52.2065831</text:p>
          </table:table-cell>
          <table:table-cell office:value-type="float" office:value="21.0130855" calcext:value-type="float">
            <text:p>21.0130855</text:p>
          </table:table-cell>
          <table:table-cell office:value-type="float" office:value="175479" calcext:value-type="float">
            <text:p>17547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O-BUDOWLANA "WSPÓLNYMI SIŁAMI"</text:p>
          </table:table-cell>
          <table:table-cell office:value-type="float" office:value="176952" calcext:value-type="float">
            <text:p>176952</text:p>
          </table:table-cell>
          <table:table-cell office:value-type="float" office:value="5250006590" calcext:value-type="float">
            <text:p>5250006590</text:p>
          </table:table-cell>
          <table:table-cell/>
          <table:table-cell office:value-type="string" calcext:value-type="string">
            <text:p>Sandomierska 23</text:p>
          </table:table-cell>
          <table:table-cell office:value-type="string" calcext:value-type="string">
            <text:p>02-5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1936" calcext:value-type="float">
            <text:p>52.2091936</text:p>
          </table:table-cell>
          <table:table-cell office:value-type="float" office:value="21.0183984" calcext:value-type="float">
            <text:p>21.0183984</text:p>
          </table:table-cell>
          <table:table-cell office:value-type="float" office:value="176952" calcext:value-type="float">
            <text:p>17695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ARCHITEKTON"</text:p>
          </table:table-cell>
          <table:table-cell office:value-type="float" office:value="184920" calcext:value-type="float">
            <text:p>184920</text:p>
          </table:table-cell>
          <table:table-cell office:value-type="float" office:value="1130583093" calcext:value-type="float">
            <text:p>1130583093</text:p>
          </table:table-cell>
          <table:table-cell/>
          <table:table-cell office:value-type="string" calcext:value-type="string">
            <text:p>Michała Paca 9</text:p>
          </table:table-cell>
          <table:table-cell office:value-type="string" calcext:value-type="string">
            <text:p>04-3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51925" calcext:value-type="float">
            <text:p>52.24851925</text:p>
          </table:table-cell>
          <table:table-cell office:value-type="float" office:value="21.0873781462592" calcext:value-type="float">
            <text:p>21.0873781462592</text:p>
          </table:table-cell>
          <table:table-cell office:value-type="float" office:value="184920" calcext:value-type="float">
            <text:p>18492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BISTYP"</text:p>
          </table:table-cell>
          <table:table-cell office:value-type="float" office:value="185195" calcext:value-type="float">
            <text:p>185195</text:p>
          </table:table-cell>
          <table:table-cell office:value-type="float" office:value="1132031593" calcext:value-type="float">
            <text:p>1132031593</text:p>
          </table:table-cell>
          <table:table-cell/>
          <table:table-cell office:value-type="string" calcext:value-type="string">
            <text:p>Wąchocka 4A</text:p>
          </table:table-cell>
          <table:table-cell office:value-type="string" calcext:value-type="string">
            <text:p>03-9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26085" calcext:value-type="float">
            <text:p>52.22826085</text:p>
          </table:table-cell>
          <table:table-cell office:value-type="float" office:value="21.0569031426378" calcext:value-type="float">
            <text:p>21.0569031426378</text:p>
          </table:table-cell>
          <table:table-cell office:value-type="float" office:value="185195" calcext:value-type="float">
            <text:p>18519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IETRASZEWICZA LOTA"</text:p>
          </table:table-cell>
          <table:table-cell office:value-type="float" office:value="185296" calcext:value-type="float">
            <text:p>185296</text:p>
          </table:table-cell>
          <table:table-cell office:value-type="float" office:value="9512099874" calcext:value-type="float">
            <text:p>9512099874</text:p>
          </table:table-cell>
          <table:table-cell/>
          <table:table-cell office:value-type="string" calcext:value-type="string">
            <text:p>Pachnąca 95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  <table:table-cell office:value-type="float" office:value="185296" calcext:value-type="float">
            <text:p>18529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ACOWNIKÓW SGGW W WARSZAWIE</text:p>
          </table:table-cell>
          <table:table-cell office:value-type="float" office:value="185482" calcext:value-type="float">
            <text:p>185482</text:p>
          </table:table-cell>
          <table:table-cell office:value-type="float" office:value="5250009571" calcext:value-type="float">
            <text:p>5250009571</text:p>
          </table:table-cell>
          <table:table-cell/>
          <table:table-cell office:value-type="string" calcext:value-type="string">
            <text:p>Wawelska 78</text:p>
          </table:table-cell>
          <table:table-cell office:value-type="string" calcext:value-type="string">
            <text:p>02-0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2618" calcext:value-type="float">
            <text:p>52.2162618</text:p>
          </table:table-cell>
          <table:table-cell office:value-type="float" office:value="20.9827861" calcext:value-type="float">
            <text:p>20.9827861</text:p>
          </table:table-cell>
          <table:table-cell office:value-type="float" office:value="185482" calcext:value-type="float">
            <text:p>18548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EKSPERYMENT" W WARSZAWIE</text:p>
          </table:table-cell>
          <table:table-cell office:value-type="float" office:value="187853" calcext:value-type="float">
            <text:p>187853</text:p>
          </table:table-cell>
          <table:table-cell office:value-type="float" office:value="5251000833" calcext:value-type="float">
            <text:p>5251000833</text:p>
          </table:table-cell>
          <table:table-cell/>
          <table:table-cell office:value-type="string" calcext:value-type="string">
            <text:p>Grójecka 38</text:p>
          </table:table-cell>
          <table:table-cell office:value-type="string" calcext:value-type="string">
            <text:p>02-3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46065" calcext:value-type="float">
            <text:p>52.21946065</text:p>
          </table:table-cell>
          <table:table-cell office:value-type="float" office:value="20.9829903501404" calcext:value-type="float">
            <text:p>20.9829903501404</text:p>
          </table:table-cell>
          <table:table-cell office:value-type="float" office:value="187853" calcext:value-type="float">
            <text:p>18785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ONKOL" DZIAŁAJĄCA PRZY CENTRUM ONKOLOGII - INSTYTUCIE IM. MARII SKŁODOWSKIEJ-CURIE W WARSZAWIE</text:p>
          </table:table-cell>
          <table:table-cell office:value-type="float" office:value="187929" calcext:value-type="float">
            <text:p>187929</text:p>
          </table:table-cell>
          <table:table-cell office:value-type="float" office:value="5261882645" calcext:value-type="float">
            <text:p>5261882645</text:p>
          </table:table-cell>
          <table:table-cell/>
          <table:table-cell office:value-type="string" calcext:value-type="string">
            <text:p>Franciszka Łukaszczyka 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54805" calcext:value-type="float">
            <text:p>52.14654805</text:p>
          </table:table-cell>
          <table:table-cell office:value-type="float" office:value="21.0274441062958" calcext:value-type="float">
            <text:p>21.0274441062958</text:p>
          </table:table-cell>
          <table:table-cell office:value-type="float" office:value="187929" calcext:value-type="float">
            <text:p>18792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ZY UL.GRÓJECKIEJ 40 A</text:p>
          </table:table-cell>
          <table:table-cell office:value-type="float" office:value="188012" calcext:value-type="float">
            <text:p>188012</text:p>
          </table:table-cell>
          <table:table-cell office:value-type="float" office:value="5261296485" calcext:value-type="float">
            <text:p>5261296485</text:p>
          </table:table-cell>
          <table:table-cell/>
          <table:table-cell office:value-type="string" calcext:value-type="string">
            <text:p>Grójecka 40A</text:p>
          </table:table-cell>
          <table:table-cell office:value-type="string" calcext:value-type="string">
            <text:p>02-3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2657" calcext:value-type="float">
            <text:p>52.2182657</text:p>
          </table:table-cell>
          <table:table-cell office:value-type="float" office:value="20.9823887" calcext:value-type="float">
            <text:p>20.9823887</text:p>
          </table:table-cell>
          <table:table-cell office:value-type="float" office:value="188012" calcext:value-type="float">
            <text:p>18801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JAWCZYCE"</text:p>
          </table:table-cell>
          <table:table-cell office:value-type="float" office:value="190107" calcext:value-type="float">
            <text:p>190107</text:p>
          </table:table-cell>
          <table:table-cell office:value-type="float" office:value="5271305429" calcext:value-type="float">
            <text:p>5271305429</text:p>
          </table:table-cell>
          <table:table-cell/>
          <table:table-cell office:value-type="string" calcext:value-type="string">
            <text:p>Stalowa 20/22</text:p>
          </table:table-cell>
          <table:table-cell office:value-type="string" calcext:value-type="string">
            <text:p>03-4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9764" calcext:value-type="float">
            <text:p>52.259764</text:p>
          </table:table-cell>
          <table:table-cell office:value-type="float" office:value="21.0405272" calcext:value-type="float">
            <text:p>21.0405272</text:p>
          </table:table-cell>
          <table:table-cell office:value-type="float" office:value="190107" calcext:value-type="float">
            <text:p>19010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POJEDYNKA"</text:p>
          </table:table-cell>
          <table:table-cell office:value-type="float" office:value="190192" calcext:value-type="float">
            <text:p>190192</text:p>
          </table:table-cell>
          <table:table-cell office:value-type="float" office:value="5251000997" calcext:value-type="float">
            <text:p>5251000997</text:p>
          </table:table-cell>
          <table:table-cell/>
          <table:table-cell office:value-type="string" calcext:value-type="string">
            <text:p>Al. 3 Maja 7A</text:p>
          </table:table-cell>
          <table:table-cell office:value-type="string" calcext:value-type="string">
            <text:p>00-4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56675" calcext:value-type="float">
            <text:p>52.23356675</text:p>
          </table:table-cell>
          <table:table-cell office:value-type="float" office:value="21.0327599838813" calcext:value-type="float">
            <text:p>21.0327599838813</text:p>
          </table:table-cell>
          <table:table-cell office:value-type="float" office:value="190192" calcext:value-type="float">
            <text:p>19019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PANTOGRAF"</text:p>
          </table:table-cell>
          <table:table-cell office:value-type="float" office:value="190984" calcext:value-type="float">
            <text:p>190984</text:p>
          </table:table-cell>
          <table:table-cell office:value-type="float" office:value="9511076871" calcext:value-type="float">
            <text:p>9511076871</text:p>
          </table:table-cell>
          <table:table-cell/>
          <table:table-cell office:value-type="string" calcext:value-type="string">
            <text:p>Relaksowa 45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210425" calcext:value-type="float">
            <text:p>52.13210425</text:p>
          </table:table-cell>
          <table:table-cell office:value-type="float" office:value="21.0754900281677" calcext:value-type="float">
            <text:p>21.0754900281677</text:p>
          </table:table-cell>
          <table:table-cell office:value-type="float" office:value="190984" calcext:value-type="float">
            <text:p>19098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KOPERNIK"</text:p>
          </table:table-cell>
          <table:table-cell office:value-type="float" office:value="193106" calcext:value-type="float">
            <text:p>193106</text:p>
          </table:table-cell>
          <table:table-cell office:value-type="float" office:value="5250006578" calcext:value-type="float">
            <text:p>5250006578</text:p>
          </table:table-cell>
          <table:table-cell/>
          <table:table-cell office:value-type="string" calcext:value-type="string">
            <text:p>Kopernika 8/18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466" calcext:value-type="float">
            <text:p>52.2353466</text:p>
          </table:table-cell>
          <table:table-cell office:value-type="float" office:value="21.0211281" calcext:value-type="float">
            <text:p>21.0211281</text:p>
          </table:table-cell>
          <table:table-cell office:value-type="float" office:value="193106" calcext:value-type="float">
            <text:p>19310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BARSKA"</text:p>
          </table:table-cell>
          <table:table-cell office:value-type="float" office:value="193518" calcext:value-type="float">
            <text:p>193518</text:p>
          </table:table-cell>
          <table:table-cell office:value-type="float" office:value="5261670417" calcext:value-type="float">
            <text:p>5261670417</text:p>
          </table:table-cell>
          <table:table-cell/>
          <table:table-cell office:value-type="string" calcext:value-type="string">
            <text:p>Barska 3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66785" calcext:value-type="float">
            <text:p>52.21866785</text:p>
          </table:table-cell>
          <table:table-cell office:value-type="float" office:value="20.9819820612407" calcext:value-type="float">
            <text:p>20.9819820612407</text:p>
          </table:table-cell>
          <table:table-cell office:value-type="float" office:value="193518" calcext:value-type="float">
            <text:p>19351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RODZINA"</text:p>
          </table:table-cell>
          <table:table-cell office:value-type="float" office:value="193565" calcext:value-type="float">
            <text:p>193565</text:p>
          </table:table-cell>
          <table:table-cell office:value-type="float" office:value="5251000448" calcext:value-type="float">
            <text:p>5251000448</text:p>
          </table:table-cell>
          <table:table-cell/>
          <table:table-cell office:value-type="string" calcext:value-type="string">
            <text:p>Madalińskiego 21</text:p>
          </table:table-cell>
          <table:table-cell office:value-type="string" calcext:value-type="string">
            <text:p>02-5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5836" calcext:value-type="float">
            <text:p>52.2045836</text:p>
          </table:table-cell>
          <table:table-cell office:value-type="float" office:value="21.018909686622" calcext:value-type="float">
            <text:p>21.018909686622</text:p>
          </table:table-cell>
          <table:table-cell office:value-type="float" office:value="193565" calcext:value-type="float">
            <text:p>19356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WŁASNOŚCIOWA SPÓŁDZIELNIA MIESZKANIOWA "NASZ DOM"</text:p>
          </table:table-cell>
          <table:table-cell office:value-type="float" office:value="193599" calcext:value-type="float">
            <text:p>193599</text:p>
          </table:table-cell>
          <table:table-cell office:value-type="float" office:value="5212922675" calcext:value-type="float">
            <text:p>5212922675</text:p>
          </table:table-cell>
          <table:table-cell/>
          <table:table-cell office:value-type="string" calcext:value-type="string">
            <text:p>Władysława Pytlasińskiego 10/12</text:p>
          </table:table-cell>
          <table:table-cell office:value-type="string" calcext:value-type="string">
            <text:p>00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3505" calcext:value-type="float">
            <text:p>52.20193505</text:p>
          </table:table-cell>
          <table:table-cell office:value-type="float" office:value="21.0310022714597" calcext:value-type="float">
            <text:p>21.0310022714597</text:p>
          </table:table-cell>
          <table:table-cell office:value-type="float" office:value="193599" calcext:value-type="float">
            <text:p>19359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ADYBIANKA"</text:p>
          </table:table-cell>
          <table:table-cell office:value-type="float" office:value="194436" calcext:value-type="float">
            <text:p>194436</text:p>
          </table:table-cell>
          <table:table-cell office:value-type="float" office:value="5211323323" calcext:value-type="float">
            <text:p>5211323323</text:p>
          </table:table-cell>
          <table:table-cell/>
          <table:table-cell office:value-type="string" calcext:value-type="string">
            <text:p>Cześnika 12/18</text:p>
          </table:table-cell>
          <table:table-cell office:value-type="string" calcext:value-type="string">
            <text:p>02-9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95353" calcext:value-type="float">
            <text:p>52.1795353</text:p>
          </table:table-cell>
          <table:table-cell office:value-type="float" office:value="21.0612024" calcext:value-type="float">
            <text:p>21.0612024</text:p>
          </table:table-cell>
          <table:table-cell office:value-type="float" office:value="194436" calcext:value-type="float">
            <text:p>19443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PROFESORÓW WOLNEJ WSZECHNICY POLSKIEJ</text:p>
          </table:table-cell>
          <table:table-cell office:value-type="float" office:value="197179" calcext:value-type="float">
            <text:p>197179</text:p>
          </table:table-cell>
          <table:table-cell office:value-type="float" office:value="5251000939" calcext:value-type="float">
            <text:p>5251000939</text:p>
          </table:table-cell>
          <table:table-cell/>
          <table:table-cell office:value-type="string" calcext:value-type="string">
            <text:p>Grójecka 43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42" calcext:value-type="float">
            <text:p>52.216642</text:p>
          </table:table-cell>
          <table:table-cell office:value-type="float" office:value="20.982053" calcext:value-type="float">
            <text:p>20.982053</text:p>
          </table:table-cell>
          <table:table-cell office:value-type="float" office:value="197179" calcext:value-type="float">
            <text:p>19717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ARCHITEKTONICZNA" IM. PROF. OSKARA SOSNOWSKIEGO W WARSZAWIE</text:p>
          </table:table-cell>
          <table:table-cell office:value-type="float" office:value="197404" calcext:value-type="float">
            <text:p>197404</text:p>
          </table:table-cell>
          <table:table-cell office:value-type="float" office:value="5261658273" calcext:value-type="float">
            <text:p>5261658273</text:p>
          </table:table-cell>
          <table:table-cell/>
          <table:table-cell office:value-type="string" calcext:value-type="string">
            <text:p>Korzeniowskiego 5</text:p>
          </table:table-cell>
          <table:table-cell office:value-type="string" calcext:value-type="string">
            <text:p>02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4108" calcext:value-type="float">
            <text:p>52.2164108</text:p>
          </table:table-cell>
          <table:table-cell office:value-type="float" office:value="20.9837868993144" calcext:value-type="float">
            <text:p>20.9837868993144</text:p>
          </table:table-cell>
          <table:table-cell office:value-type="float" office:value="197404" calcext:value-type="float">
            <text:p>19740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"BAJECZNA"</text:p>
          </table:table-cell>
          <table:table-cell office:value-type="float" office:value="198184" calcext:value-type="float">
            <text:p>198184</text:p>
          </table:table-cell>
          <table:table-cell office:value-type="float" office:value="1131877129" calcext:value-type="float">
            <text:p>1131877129</text:p>
          </table:table-cell>
          <table:table-cell/>
          <table:table-cell office:value-type="string" calcext:value-type="string">
            <text:p>Kordeckiego 49</text:p>
          </table:table-cell>
          <table:table-cell office:value-type="string" calcext:value-type="string">
            <text:p>04-3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64325" calcext:value-type="float">
            <text:p>52.24364325</text:p>
          </table:table-cell>
          <table:table-cell office:value-type="float" office:value="21.0995912820495" calcext:value-type="float">
            <text:p>21.0995912820495</text:p>
          </table:table-cell>
          <table:table-cell office:value-type="float" office:value="198184" calcext:value-type="float">
            <text:p>19818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ĘDZYZAKŁADOWA SPÓŁDZIELNIA MIESZKANIOWA "INWEST-DOM"</text:p>
          </table:table-cell>
          <table:table-cell office:value-type="float" office:value="200559" calcext:value-type="float">
            <text:p>200559</text:p>
          </table:table-cell>
          <table:table-cell office:value-type="float" office:value="5250010752" calcext:value-type="float">
            <text:p>5250010752</text:p>
          </table:table-cell>
          <table:table-cell/>
          <table:table-cell office:value-type="string" calcext:value-type="string">
            <text:p>Aleja Wilanowska 287</text:p>
          </table:table-cell>
          <table:table-cell office:value-type="string" calcext:value-type="string">
            <text:p>02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3863" calcext:value-type="float">
            <text:p>52.1763863</text:p>
          </table:table-cell>
          <table:table-cell office:value-type="float" office:value="21.0376557" calcext:value-type="float">
            <text:p>21.0376557</text:p>
          </table:table-cell>
          <table:table-cell office:value-type="float" office:value="200559" calcext:value-type="float">
            <text:p>2005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MŁODZIEŻOWA SPÓŁDZIELNIA MIESZKANIOWA</text:p>
          </table:table-cell>
          <table:table-cell office:value-type="float" office:value="201319" calcext:value-type="float">
            <text:p>201319</text:p>
          </table:table-cell>
          <table:table-cell office:value-type="float" office:value="5261717053" calcext:value-type="float">
            <text:p>5261717053</text:p>
          </table:table-cell>
          <table:table-cell/>
          <table:table-cell office:value-type="string" calcext:value-type="string">
            <text:p>Magiera 16 A</text:p>
          </table:table-cell>
          <table:table-cell office:value-type="string" calcext:value-type="string">
            <text:p>01-8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12559" calcext:value-type="float">
            <text:p>52.2712559</text:p>
          </table:table-cell>
          <table:table-cell office:value-type="float" office:value="20.9514592" calcext:value-type="float">
            <text:p>20.9514592</text:p>
          </table:table-cell>
          <table:table-cell office:value-type="float" office:value="201319" calcext:value-type="float">
            <text:p>20131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ŚRODOWISKOWA SPÓŁDZIELNIA MIESZKANIOWA NIEWIDOMYCH</text:p>
          </table:table-cell>
          <table:table-cell office:value-type="float" office:value="201691" calcext:value-type="float">
            <text:p>201691</text:p>
          </table:table-cell>
          <table:table-cell office:value-type="float" office:value="5251000916" calcext:value-type="float">
            <text:p>5251000916</text:p>
          </table:table-cell>
          <table:table-cell/>
          <table:table-cell office:value-type="string" calcext:value-type="string">
            <text:p>Wilcza 70</text:p>
          </table:table-cell>
          <table:table-cell office:value-type="string" calcext:value-type="string">
            <text:p>00-6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3827" calcext:value-type="float">
            <text:p>52.2233827</text:p>
          </table:table-cell>
          <table:table-cell office:value-type="float" office:value="21.0080703" calcext:value-type="float">
            <text:p>21.0080703</text:p>
          </table:table-cell>
          <table:table-cell office:value-type="float" office:value="201691" calcext:value-type="float">
            <text:p>20169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PRZYSZŁOŚĆ"</text:p>
          </table:table-cell>
          <table:table-cell office:value-type="float" office:value="201822" calcext:value-type="float">
            <text:p>201822</text:p>
          </table:table-cell>
          <table:table-cell office:value-type="float" office:value="5251000336" calcext:value-type="float">
            <text:p>5251000336</text:p>
          </table:table-cell>
          <table:table-cell/>
          <table:table-cell office:value-type="string" calcext:value-type="string">
            <text:p>Rakowiecka 39A</text:p>
          </table:table-cell>
          <table:table-cell office:value-type="string" calcext:value-type="string">
            <text:p>02-5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3412" calcext:value-type="float">
            <text:p>52.2073412</text:p>
          </table:table-cell>
          <table:table-cell office:value-type="float" office:value="21.0077167" calcext:value-type="float">
            <text:p>21.0077167</text:p>
          </table:table-cell>
          <table:table-cell office:value-type="float" office:value="201822" calcext:value-type="float">
            <text:p>20182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KARBNIK"</text:p>
          </table:table-cell>
          <table:table-cell office:value-type="float" office:value="204434" calcext:value-type="float">
            <text:p>204434</text:p>
          </table:table-cell>
          <table:table-cell office:value-type="float" office:value="5251000690" calcext:value-type="float">
            <text:p>5251000690</text:p>
          </table:table-cell>
          <table:table-cell/>
          <table:table-cell office:value-type="string" calcext:value-type="string">
            <text:p>Rybałtów 12</text:p>
          </table:table-cell>
          <table:table-cell office:value-type="string" calcext:value-type="string">
            <text:p>02-8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3226" calcext:value-type="float">
            <text:p>52.1283226</text:p>
          </table:table-cell>
          <table:table-cell office:value-type="float" office:value="21.056791434055" calcext:value-type="float">
            <text:p>21.056791434055</text:p>
          </table:table-cell>
          <table:table-cell office:value-type="float" office:value="204434" calcext:value-type="float">
            <text:p>2044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NASZ - KĄT"</text:p>
          </table:table-cell>
          <table:table-cell office:value-type="float" office:value="204832" calcext:value-type="float">
            <text:p>204832</text:p>
          </table:table-cell>
          <table:table-cell office:value-type="float" office:value="5261552965" calcext:value-type="float">
            <text:p>5261552965</text:p>
          </table:table-cell>
          <table:table-cell/>
          <table:table-cell office:value-type="string" calcext:value-type="string">
            <text:p>Zygmunta Glogera 3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004" calcext:value-type="float">
            <text:p>52.2166004</text:p>
          </table:table-cell>
          <table:table-cell office:value-type="float" office:value="20.9829396" calcext:value-type="float">
            <text:p>20.9829396</text:p>
          </table:table-cell>
          <table:table-cell office:value-type="float" office:value="204832" calcext:value-type="float">
            <text:p>20483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MARYSIN WAWERSKI"</text:p>
          </table:table-cell>
          <table:table-cell office:value-type="float" office:value="210896" calcext:value-type="float">
            <text:p>210896</text:p>
          </table:table-cell>
          <table:table-cell office:value-type="float" office:value="9521945498" calcext:value-type="float">
            <text:p>9521945498</text:p>
          </table:table-cell>
          <table:table-cell/>
          <table:table-cell office:value-type="string" calcext:value-type="string">
            <text:p>Begonii 9</text:p>
          </table:table-cell>
          <table:table-cell office:value-type="string" calcext:value-type="string">
            <text:p>04-5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1039" calcext:value-type="float">
            <text:p>52.2401039</text:p>
          </table:table-cell>
          <table:table-cell office:value-type="float" office:value="21.1475553" calcext:value-type="float">
            <text:p>21.1475553</text:p>
          </table:table-cell>
          <table:table-cell office:value-type="float" office:value="210896" calcext:value-type="float">
            <text:p>210896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OSOWSKA"</text:p>
          </table:table-cell>
          <table:table-cell office:value-type="float" office:value="210962" calcext:value-type="float">
            <text:p>210962</text:p>
          </table:table-cell>
          <table:table-cell office:value-type="float" office:value="1132486307" calcext:value-type="float">
            <text:p>1132486307</text:p>
          </table:table-cell>
          <table:table-cell/>
          <table:table-cell office:value-type="string" calcext:value-type="string">
            <text:p>Wspólna Droga 13</text:p>
          </table:table-cell>
          <table:table-cell office:value-type="string" calcext:value-type="string">
            <text:p>04-3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0895" calcext:value-type="float">
            <text:p>52.24710895</text:p>
          </table:table-cell>
          <table:table-cell office:value-type="float" office:value="21.09637525" calcext:value-type="float">
            <text:p>21.09637525</text:p>
          </table:table-cell>
          <table:table-cell office:value-type="float" office:value="210962" calcext:value-type="float">
            <text:p>21096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ZASERÓW"</text:p>
          </table:table-cell>
          <table:table-cell office:value-type="float" office:value="210965" calcext:value-type="float">
            <text:p>210965</text:p>
          </table:table-cell>
          <table:table-cell office:value-type="float" office:value="1132486483" calcext:value-type="float">
            <text:p>1132486483</text:p>
          </table:table-cell>
          <table:table-cell/>
          <table:table-cell office:value-type="string" calcext:value-type="string">
            <text:p>Szklanych Domów 5D</text:p>
          </table:table-cell>
          <table:table-cell office:value-type="string" calcext:value-type="string">
            <text:p>04-3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18" calcext:value-type="float">
            <text:p>52.25018</text:p>
          </table:table-cell>
          <table:table-cell office:value-type="float" office:value="21.0967633037283" calcext:value-type="float">
            <text:p>21.0967633037283</text:p>
          </table:table-cell>
          <table:table-cell office:value-type="float" office:value="210965" calcext:value-type="float">
            <text:p>21096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STROBRAMSKA"</text:p>
          </table:table-cell>
          <table:table-cell office:value-type="float" office:value="210998" calcext:value-type="float">
            <text:p>210998</text:p>
          </table:table-cell>
          <table:table-cell office:value-type="float" office:value="1132486649" calcext:value-type="float">
            <text:p>1132486649</text:p>
          </table:table-cell>
          <table:table-cell/>
          <table:table-cell office:value-type="string" calcext:value-type="string">
            <text:p>Tarnowiecka 7</text:p>
          </table:table-cell>
          <table:table-cell office:value-type="string" calcext:value-type="string">
            <text:p>04-1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719" calcext:value-type="float">
            <text:p>52.2364719</text:p>
          </table:table-cell>
          <table:table-cell office:value-type="float" office:value="21.1052623" calcext:value-type="float">
            <text:p>21.1052623</text:p>
          </table:table-cell>
          <table:table-cell office:value-type="float" office:value="210998" calcext:value-type="float">
            <text:p>21099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NOWE DOMOSTWO"</text:p>
          </table:table-cell>
          <table:table-cell office:value-type="float" office:value="215995" calcext:value-type="float">
            <text:p>215995</text:p>
          </table:table-cell>
          <table:table-cell office:value-type="float" office:value="5251554595" calcext:value-type="float">
            <text:p>5251554595</text:p>
          </table:table-cell>
          <table:table-cell/>
          <table:table-cell office:value-type="string" calcext:value-type="string">
            <text:p>Jaracza 3</text:p>
          </table:table-cell>
          <table:table-cell office:value-type="string" calcext:value-type="string">
            <text:p>00-3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23905" calcext:value-type="float">
            <text:p>52.23723905</text:p>
          </table:table-cell>
          <table:table-cell office:value-type="float" office:value="21.031842178386" calcext:value-type="float">
            <text:p>21.031842178386</text:p>
          </table:table-cell>
          <table:table-cell office:value-type="float" office:value="215995" calcext:value-type="float">
            <text:p>21599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UL. SPASOWSKIEGO 13"</text:p>
          </table:table-cell>
          <table:table-cell office:value-type="float" office:value="217905" calcext:value-type="float">
            <text:p>217905</text:p>
          </table:table-cell>
          <table:table-cell office:value-type="float" office:value="5251459365" calcext:value-type="float">
            <text:p>5251459365</text:p>
          </table:table-cell>
          <table:table-cell/>
          <table:table-cell office:value-type="string" calcext:value-type="string">
            <text:p>Smulikowskiego 13</text:p>
          </table:table-cell>
          <table:table-cell office:value-type="string" calcext:value-type="string">
            <text:p>00-3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39555" calcext:value-type="float">
            <text:p>52.23839555</text:p>
          </table:table-cell>
          <table:table-cell office:value-type="float" office:value="21.0294559819094" calcext:value-type="float">
            <text:p>21.0294559819094</text:p>
          </table:table-cell>
          <table:table-cell office:value-type="float" office:value="217905" calcext:value-type="float">
            <text:p>21790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DOM PRZY UL.MARSZAŁKOWSKIEJ 17"</text:p>
          </table:table-cell>
          <table:table-cell office:value-type="float" office:value="217973" calcext:value-type="float">
            <text:p>217973</text:p>
          </table:table-cell>
          <table:table-cell office:value-type="float" office:value="5251000626" calcext:value-type="float">
            <text:p>5251000626</text:p>
          </table:table-cell>
          <table:table-cell/>
          <table:table-cell office:value-type="string" calcext:value-type="string">
            <text:p>Marszałkowska 17</text:p>
          </table:table-cell>
          <table:table-cell office:value-type="string" calcext:value-type="string">
            <text:p>00-6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529" calcext:value-type="float">
            <text:p>52.216529</text:p>
          </table:table-cell>
          <table:table-cell office:value-type="float" office:value="21.0195557" calcext:value-type="float">
            <text:p>21.0195557</text:p>
          </table:table-cell>
          <table:table-cell office:value-type="float" office:value="217973" calcext:value-type="float">
            <text:p>21797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ALANO-MIESZKANIOWA "ADAMPOLSKA II"</text:p>
          </table:table-cell>
          <table:table-cell office:value-type="float" office:value="219073" calcext:value-type="float">
            <text:p>219073</text:p>
          </table:table-cell>
          <table:table-cell office:value-type="float" office:value="5250012082" calcext:value-type="float">
            <text:p>5250012082</text:p>
          </table:table-cell>
          <table:table-cell/>
          <table:table-cell office:value-type="string" calcext:value-type="string">
            <text:p>Adampolska 10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5188" calcext:value-type="float">
            <text:p>52.2385188</text:p>
          </table:table-cell>
          <table:table-cell office:value-type="float" office:value="21.0582031" calcext:value-type="float">
            <text:p>21.0582031</text:p>
          </table:table-cell>
          <table:table-cell office:value-type="float" office:value="219073" calcext:value-type="float">
            <text:p>21907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BORYSZEWSKA"</text:p>
          </table:table-cell>
          <table:table-cell office:value-type="float" office:value="219889" calcext:value-type="float">
            <text:p>219889</text:p>
          </table:table-cell>
          <table:table-cell office:value-type="float" office:value="5213308368" calcext:value-type="float">
            <text:p>5213308368</text:p>
          </table:table-cell>
          <table:table-cell/>
          <table:table-cell office:value-type="string" calcext:value-type="string">
            <text:p>Boryszewska 14</text:p>
          </table:table-cell>
          <table:table-cell office:value-type="string" calcext:value-type="string">
            <text:p>00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71675" calcext:value-type="float">
            <text:p>52.20171675</text:p>
          </table:table-cell>
          <table:table-cell office:value-type="float" office:value="21.0243156472237" calcext:value-type="float">
            <text:p>21.0243156472237</text:p>
          </table:table-cell>
          <table:table-cell office:value-type="float" office:value="219889" calcext:value-type="float">
            <text:p>21988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CZE ZRZESZENIE BUDOWY DOMÓW JEDNORODZINNYCH PRZY SGGW-AR "SIGMA"</text:p>
          </table:table-cell>
          <table:table-cell office:value-type="float" office:value="223423" calcext:value-type="float">
            <text:p>223423</text:p>
          </table:table-cell>
          <table:table-cell office:value-type="float" office:value="9511354531" calcext:value-type="float">
            <text:p>9511354531</text:p>
          </table:table-cell>
          <table:table-cell/>
          <table:table-cell office:value-type="string" calcext:value-type="string">
            <text:p>Zygmunta Pawlaczyka 38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774255" calcext:value-type="float">
            <text:p>52.14774255</text:p>
          </table:table-cell>
          <table:table-cell office:value-type="float" office:value="21.0623333675424" calcext:value-type="float">
            <text:p>21.0623333675424</text:p>
          </table:table-cell>
          <table:table-cell office:value-type="float" office:value="223423" calcext:value-type="float">
            <text:p>22342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ZĘDZIŃSKA"</text:p>
          </table:table-cell>
          <table:table-cell office:value-type="float" office:value="225398" calcext:value-type="float">
            <text:p>225398</text:p>
          </table:table-cell>
          <table:table-cell office:value-type="float" office:value="5222652651" calcext:value-type="float">
            <text:p>5222652651</text:p>
          </table:table-cell>
          <table:table-cell/>
          <table:table-cell office:value-type="string" calcext:value-type="string">
            <text:p>Batalionu "Miotła" 24</text:p>
          </table:table-cell>
          <table:table-cell office:value-type="string" calcext:value-type="string">
            <text:p>01-3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27275" calcext:value-type="float">
            <text:p>52.23327275</text:p>
          </table:table-cell>
          <table:table-cell office:value-type="float" office:value="20.9212627819035" calcext:value-type="float">
            <text:p>20.9212627819035</text:p>
          </table:table-cell>
          <table:table-cell office:value-type="float" office:value="225398" calcext:value-type="float">
            <text:p>225398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PRZYSTAŃ" W WARSZAWIE</text:p>
          </table:table-cell>
          <table:table-cell office:value-type="float" office:value="226347" calcext:value-type="float">
            <text:p>226347</text:p>
          </table:table-cell>
          <table:table-cell office:value-type="float" office:value="5211135113" calcext:value-type="float">
            <text:p>5211135113</text:p>
          </table:table-cell>
          <table:table-cell/>
          <table:table-cell office:value-type="string" calcext:value-type="string">
            <text:p>Konduktorska 8</text:p>
          </table:table-cell>
          <table:table-cell office:value-type="string" calcext:value-type="string">
            <text:p>00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2562" calcext:value-type="float">
            <text:p>52.2002562</text:p>
          </table:table-cell>
          <table:table-cell office:value-type="float" office:value="21.0300491" calcext:value-type="float">
            <text:p>21.0300491</text:p>
          </table:table-cell>
          <table:table-cell office:value-type="float" office:value="226347" calcext:value-type="float">
            <text:p>2263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DOM PRZY UL. MOKOTOWSKIEJ 51/53" W WARSZAWIE</text:p>
          </table:table-cell>
          <table:table-cell office:value-type="float" office:value="230025" calcext:value-type="float">
            <text:p>230025</text:p>
          </table:table-cell>
          <table:table-cell office:value-type="float" office:value="5250006727" calcext:value-type="float">
            <text:p>5250006727</text:p>
          </table:table-cell>
          <table:table-cell/>
          <table:table-cell office:value-type="string" calcext:value-type="string">
            <text:p>Mokotowska 51/53</text:p>
          </table:table-cell>
          <table:table-cell office:value-type="string" calcext:value-type="string">
            <text:p>00-5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76075" calcext:value-type="float">
            <text:p>52.22476075</text:p>
          </table:table-cell>
          <table:table-cell office:value-type="float" office:value="21.0209831735793" calcext:value-type="float">
            <text:p>21.0209831735793</text:p>
          </table:table-cell>
          <table:table-cell office:value-type="float" office:value="230025" calcext:value-type="float">
            <text:p>23002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 SPRAWIEDLIWOŚĆ "</text:p>
          </table:table-cell>
          <table:table-cell office:value-type="float" office:value="230698" calcext:value-type="float">
            <text:p>230698</text:p>
          </table:table-cell>
          <table:table-cell office:value-type="float" office:value="5261673321" calcext:value-type="float">
            <text:p>5261673321</text:p>
          </table:table-cell>
          <table:table-cell/>
          <table:table-cell office:value-type="string" calcext:value-type="string">
            <text:p>Al. Niepodległości 225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3115" calcext:value-type="float">
            <text:p>52.21853115</text:p>
          </table:table-cell>
          <table:table-cell office:value-type="float" office:value="21.0045215881569" calcext:value-type="float">
            <text:p>21.0045215881569</text:p>
          </table:table-cell>
          <table:table-cell office:value-type="float" office:value="230698" calcext:value-type="float">
            <text:p>23069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ESPÓ MIESZKANIOWY"</text:p>
          </table:table-cell>
          <table:table-cell office:value-type="float" office:value="235577" calcext:value-type="float">
            <text:p>235577</text:p>
          </table:table-cell>
          <table:table-cell office:value-type="float" office:value="5250006271" calcext:value-type="float">
            <text:p>5250006271</text:p>
          </table:table-cell>
          <table:table-cell/>
          <table:table-cell office:value-type="string" calcext:value-type="string">
            <text:p>Chmielna 27/31</text:p>
          </table:table-cell>
          <table:table-cell office:value-type="string" calcext:value-type="string">
            <text:p>00-0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9484" calcext:value-type="float">
            <text:p>52.2319484</text:p>
          </table:table-cell>
          <table:table-cell office:value-type="float" office:value="21.0136554" calcext:value-type="float">
            <text:p>21.0136554</text:p>
          </table:table-cell>
          <table:table-cell office:value-type="float" office:value="235577" calcext:value-type="float">
            <text:p>23557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LOKATORSKO-WŁASNOŚCIOWA PRACOWNIKÓW POLSKICH ZAKŁADÓW OPTYCZNYCH</text:p>
          </table:table-cell>
          <table:table-cell office:value-type="float" office:value="237735" calcext:value-type="float">
            <text:p>237735</text:p>
          </table:table-cell>
          <table:table-cell office:value-type="float" office:value="5251001040" calcext:value-type="float">
            <text:p>5251001040</text:p>
          </table:table-cell>
          <table:table-cell/>
          <table:table-cell office:value-type="string" calcext:value-type="string">
            <text:p>Stanisława Augusta 42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4874" calcext:value-type="float">
            <text:p>52.2454874</text:p>
          </table:table-cell>
          <table:table-cell office:value-type="float" office:value="21.0648781517987" calcext:value-type="float">
            <text:p>21.0648781517987</text:p>
          </table:table-cell>
          <table:table-cell office:value-type="float" office:value="237735" calcext:value-type="float">
            <text:p>23773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OSIEDLE SŁONECZNE"</text:p>
          </table:table-cell>
          <table:table-cell office:value-type="float" office:value="239024" calcext:value-type="float">
            <text:p>239024</text:p>
          </table:table-cell>
          <table:table-cell office:value-type="float" office:value="5251000922" calcext:value-type="float">
            <text:p>5251000922</text:p>
          </table:table-cell>
          <table:table-cell/>
          <table:table-cell office:value-type="string" calcext:value-type="string">
            <text:p>Słupecka 7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10125" calcext:value-type="float">
            <text:p>52.22010125</text:p>
          </table:table-cell>
          <table:table-cell office:value-type="float" office:value="20.9822781336965" calcext:value-type="float">
            <text:p>20.9822781336965</text:p>
          </table:table-cell>
          <table:table-cell office:value-type="float" office:value="239024" calcext:value-type="float">
            <text:p>23902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BUDOWY DOMÓW JEDNORODZINNYCH "WŁASNY DOM"</text:p>
          </table:table-cell>
          <table:table-cell office:value-type="float" office:value="239873" calcext:value-type="float">
            <text:p>239873</text:p>
          </table:table-cell>
          <table:table-cell office:value-type="float" office:value="5251000135" calcext:value-type="float">
            <text:p>5251000135</text:p>
          </table:table-cell>
          <table:table-cell/>
          <table:table-cell office:value-type="string" calcext:value-type="string">
            <text:p>Pod Kopcem 3</text:p>
          </table:table-cell>
          <table:table-cell office:value-type="string" calcext:value-type="string">
            <text:p>00-7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69015" calcext:value-type="float">
            <text:p>52.21269015</text:p>
          </table:table-cell>
          <table:table-cell office:value-type="float" office:value="21.0579844215517" calcext:value-type="float">
            <text:p>21.0579844215517</text:p>
          </table:table-cell>
          <table:table-cell office:value-type="float" office:value="239873" calcext:value-type="float">
            <text:p>2398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EDICA III"</text:p>
          </table:table-cell>
          <table:table-cell office:value-type="float" office:value="241214" calcext:value-type="float">
            <text:p>241214</text:p>
          </table:table-cell>
          <table:table-cell office:value-type="float" office:value="9521222400" calcext:value-type="float">
            <text:p>9521222400</text:p>
          </table:table-cell>
          <table:table-cell/>
          <table:table-cell office:value-type="string" calcext:value-type="string">
            <text:p>Serocka 9/11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67995" calcext:value-type="float">
            <text:p>52.24467995</text:p>
          </table:table-cell>
          <table:table-cell office:value-type="float" office:value="21.0996210376345" calcext:value-type="float">
            <text:p>21.0996210376345</text:p>
          </table:table-cell>
          <table:table-cell office:value-type="float" office:value="241214" calcext:value-type="float">
            <text:p>24121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IASKOWA"</text:p>
          </table:table-cell>
          <table:table-cell office:value-type="float" office:value="242980" calcext:value-type="float">
            <text:p>242980</text:p>
          </table:table-cell>
          <table:table-cell office:value-type="float" office:value="5272015461" calcext:value-type="float">
            <text:p>5272015461</text:p>
          </table:table-cell>
          <table:table-cell/>
          <table:table-cell office:value-type="string" calcext:value-type="string">
            <text:p>Piaskowa 12</text:p>
          </table:table-cell>
          <table:table-cell office:value-type="string" calcext:value-type="string">
            <text:p>01-0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54468" calcext:value-type="float">
            <text:p>52.2554468</text:p>
          </table:table-cell>
          <table:table-cell office:value-type="float" office:value="20.9771198" calcext:value-type="float">
            <text:p>20.9771198</text:p>
          </table:table-cell>
          <table:table-cell office:value-type="float" office:value="242980" calcext:value-type="float">
            <text:p>24298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- MIESZKANIOWA "A I B"</text:p>
          </table:table-cell>
          <table:table-cell office:value-type="float" office:value="243898" calcext:value-type="float">
            <text:p>243898</text:p>
          </table:table-cell>
          <table:table-cell office:value-type="float" office:value="5272229699" calcext:value-type="float">
            <text:p>5272229699</text:p>
          </table:table-cell>
          <table:table-cell/>
          <table:table-cell office:value-type="string" calcext:value-type="string">
            <text:p>Krzyżanowskiego 46A</text:p>
          </table:table-cell>
          <table:table-cell office:value-type="string" calcext:value-type="string">
            <text:p>01-2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1211" calcext:value-type="float">
            <text:p>52.2281211</text:p>
          </table:table-cell>
          <table:table-cell office:value-type="float" office:value="20.9676392" calcext:value-type="float">
            <text:p>20.9676392</text:p>
          </table:table-cell>
          <table:table-cell office:value-type="float" office:value="243898" calcext:value-type="float">
            <text:p>24389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PRZYZAKŁADOWA SPÓŁDZIELNIA BUDOWLANO-MIESZKANIOWA "POLSPORT"</text:p>
          </table:table-cell>
          <table:table-cell office:value-type="float" office:value="248035" calcext:value-type="float">
            <text:p>248035</text:p>
          </table:table-cell>
          <table:table-cell office:value-type="float" office:value="5250006934" calcext:value-type="float">
            <text:p>5250006934</text:p>
          </table:table-cell>
          <table:table-cell/>
          <table:table-cell office:value-type="string" calcext:value-type="string">
            <text:p>Walcownicza 56O</text:p>
          </table:table-cell>
          <table:table-cell office:value-type="string" calcext:value-type="string">
            <text:p>04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40758" calcext:value-type="float">
            <text:p>52.1640758</text:p>
          </table:table-cell>
          <table:table-cell office:value-type="float" office:value="21.2241561935517" calcext:value-type="float">
            <text:p>21.2241561935517</text:p>
          </table:table-cell>
          <table:table-cell office:value-type="float" office:value="248035" calcext:value-type="float">
            <text:p>248035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ARCTOWSKIEGO"</text:p>
          </table:table-cell>
          <table:table-cell office:value-type="float" office:value="248585" calcext:value-type="float">
            <text:p>248585</text:p>
          </table:table-cell>
          <table:table-cell office:value-type="float" office:value="5251001169" calcext:value-type="float">
            <text:p>5251001169</text:p>
          </table:table-cell>
          <table:table-cell/>
          <table:table-cell office:value-type="string" calcext:value-type="string">
            <text:p>Jana Zamoyskiego 45A</text:p>
          </table:table-cell>
          <table:table-cell office:value-type="string" calcext:value-type="string">
            <text:p>03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7608" calcext:value-type="float">
            <text:p>52.2477608</text:p>
          </table:table-cell>
          <table:table-cell office:value-type="float" office:value="21.0492443452063" calcext:value-type="float">
            <text:p>21.0492443452063</text:p>
          </table:table-cell>
          <table:table-cell office:value-type="float" office:value="248585" calcext:value-type="float">
            <text:p>2485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LOKATORSKO-WŁASNOŚCIOWA "PROCHEM" W WARSZAWIE</text:p>
          </table:table-cell>
          <table:table-cell office:value-type="float" office:value="252202" calcext:value-type="float">
            <text:p>252202</text:p>
          </table:table-cell>
          <table:table-cell office:value-type="float" office:value="5250012780" calcext:value-type="float">
            <text:p>5250012780</text:p>
          </table:table-cell>
          <table:table-cell/>
          <table:table-cell office:value-type="string" calcext:value-type="string">
            <text:p>Wspólna 27A</text:p>
          </table:table-cell>
          <table:table-cell office:value-type="string" calcext:value-type="string">
            <text:p>00-5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44" calcext:value-type="float">
            <text:p>52.22744</text:p>
          </table:table-cell>
          <table:table-cell office:value-type="float" office:value="21.0160033" calcext:value-type="float">
            <text:p>21.0160033</text:p>
          </table:table-cell>
          <table:table-cell office:value-type="float" office:value="252202" calcext:value-type="float">
            <text:p>25220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MOKOTOWSKA 61"</text:p>
          </table:table-cell>
          <table:table-cell office:value-type="float" office:value="254423" calcext:value-type="float">
            <text:p>254423</text:p>
          </table:table-cell>
          <table:table-cell office:value-type="float" office:value="7010013901" calcext:value-type="float">
            <text:p>7010013901</text:p>
          </table:table-cell>
          <table:table-cell/>
          <table:table-cell office:value-type="string" calcext:value-type="string">
            <text:p>Mokotowska 61</text:p>
          </table:table-cell>
          <table:table-cell office:value-type="string" calcext:value-type="string">
            <text:p>00-5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736" calcext:value-type="float">
            <text:p>52.2258736</text:p>
          </table:table-cell>
          <table:table-cell office:value-type="float" office:value="21.021755185049" calcext:value-type="float">
            <text:p>21.021755185049</text:p>
          </table:table-cell>
          <table:table-cell office:value-type="float" office:value="254423" calcext:value-type="float">
            <text:p>25442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CHATKA PUCHATKA"</text:p>
          </table:table-cell>
          <table:table-cell office:value-type="float" office:value="254778" calcext:value-type="float">
            <text:p>254778</text:p>
          </table:table-cell>
          <table:table-cell office:value-type="float" office:value="5251001028" calcext:value-type="float">
            <text:p>5251001028</text:p>
          </table:table-cell>
          <table:table-cell/>
          <table:table-cell office:value-type="string" calcext:value-type="string">
            <text:p>Mokotowska 42/44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3303" calcext:value-type="float">
            <text:p>52.2243303</text:p>
          </table:table-cell>
          <table:table-cell office:value-type="float" office:value="21.0211189" calcext:value-type="float">
            <text:p>21.0211189</text:p>
          </table:table-cell>
          <table:table-cell office:value-type="float" office:value="254778" calcext:value-type="float">
            <text:p>25477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PUŁAWSKA"</text:p>
          </table:table-cell>
          <table:table-cell office:value-type="float" office:value="255296" calcext:value-type="float">
            <text:p>255296</text:p>
          </table:table-cell>
          <table:table-cell office:value-type="float" office:value="5250012662" calcext:value-type="float">
            <text:p>5250012662</text:p>
          </table:table-cell>
          <table:table-cell/>
          <table:table-cell office:value-type="string" calcext:value-type="string">
            <text:p>Puławska 11</text:p>
          </table:table-cell>
          <table:table-cell office:value-type="string" calcext:value-type="string">
            <text:p>02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371" calcext:value-type="float">
            <text:p>52.211371</text:p>
          </table:table-cell>
          <table:table-cell office:value-type="float" office:value="21.02115" calcext:value-type="float">
            <text:p>21.02115</text:p>
          </table:table-cell>
          <table:table-cell office:value-type="float" office:value="255296" calcext:value-type="float">
            <text:p>25529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NAROŻE" W WARSZAWIE</text:p>
          </table:table-cell>
          <table:table-cell office:value-type="float" office:value="258326" calcext:value-type="float">
            <text:p>258326</text:p>
          </table:table-cell>
          <table:table-cell office:value-type="float" office:value="5250012248" calcext:value-type="float">
            <text:p>5250012248</text:p>
          </table:table-cell>
          <table:table-cell/>
          <table:table-cell office:value-type="string" calcext:value-type="string">
            <text:p>Czerwonego Krzyża 8</text:p>
          </table:table-cell>
          <table:table-cell office:value-type="string" calcext:value-type="string">
            <text:p>00-3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269" calcext:value-type="float">
            <text:p>52.2353269</text:p>
          </table:table-cell>
          <table:table-cell office:value-type="float" office:value="21.0293239" calcext:value-type="float">
            <text:p>21.0293239</text:p>
          </table:table-cell>
          <table:table-cell office:value-type="float" office:value="258326" calcext:value-type="float">
            <text:p>25832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LOKATORÓW"</text:p>
          </table:table-cell>
          <table:table-cell office:value-type="float" office:value="258523" calcext:value-type="float">
            <text:p>258523</text:p>
          </table:table-cell>
          <table:table-cell office:value-type="float" office:value="5250006851" calcext:value-type="float">
            <text:p>5250006851</text:p>
          </table:table-cell>
          <table:table-cell/>
          <table:table-cell office:value-type="string" calcext:value-type="string">
            <text:p>Kopernika 28</text:p>
          </table:table-cell>
          <table:table-cell office:value-type="string" calcext:value-type="string">
            <text:p>00-3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565" calcext:value-type="float">
            <text:p>52.2370565</text:p>
          </table:table-cell>
          <table:table-cell office:value-type="float" office:value="21.0207383938563" calcext:value-type="float">
            <text:p>21.0207383938563</text:p>
          </table:table-cell>
          <table:table-cell office:value-type="float" office:value="258523" calcext:value-type="float">
            <text:p>25852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NOWA EPOKA"</text:p>
          </table:table-cell>
          <table:table-cell office:value-type="float" office:value="259791" calcext:value-type="float">
            <text:p>259791</text:p>
          </table:table-cell>
          <table:table-cell office:value-type="float" office:value="5250006733" calcext:value-type="float">
            <text:p>5250006733</text:p>
          </table:table-cell>
          <table:table-cell/>
          <table:table-cell office:value-type="string" calcext:value-type="string">
            <text:p>Bonifraterska 10C</text:p>
          </table:table-cell>
          <table:table-cell office:value-type="string" calcext:value-type="string">
            <text:p>00-2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3731" calcext:value-type="float">
            <text:p>52.2533731</text:p>
          </table:table-cell>
          <table:table-cell office:value-type="float" office:value="21.0006504" calcext:value-type="float">
            <text:p>21.0006504</text:p>
          </table:table-cell>
          <table:table-cell office:value-type="float" office:value="259791" calcext:value-type="float">
            <text:p>25979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OD WIERZBĄ"</text:p>
          </table:table-cell>
          <table:table-cell office:value-type="float" office:value="261394" calcext:value-type="float">
            <text:p>261394</text:p>
          </table:table-cell>
          <table:table-cell office:value-type="float" office:value="1180781381" calcext:value-type="float">
            <text:p>1180781381</text:p>
          </table:table-cell>
          <table:table-cell/>
          <table:table-cell office:value-type="string" calcext:value-type="string">
            <text:p>Przybyszewskiego 40/42</text:p>
          </table:table-cell>
          <table:table-cell office:value-type="string" calcext:value-type="string">
            <text:p>01-8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9089" calcext:value-type="float">
            <text:p>52.279089</text:p>
          </table:table-cell>
          <table:table-cell office:value-type="float" office:value="20.9428193" calcext:value-type="float">
            <text:p>20.9428193</text:p>
          </table:table-cell>
          <table:table-cell office:value-type="float" office:value="261394" calcext:value-type="float">
            <text:p>261394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WĄWOZOWA"</text:p>
          </table:table-cell>
          <table:table-cell office:value-type="float" office:value="261554" calcext:value-type="float">
            <text:p>261554</text:p>
          </table:table-cell>
          <table:table-cell office:value-type="float" office:value="9512190066" calcext:value-type="float">
            <text:p>9512190066</text:p>
          </table:table-cell>
          <table:table-cell/>
          <table:table-cell office:value-type="string" calcext:value-type="string">
            <text:p>Wąwozowa 2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454" calcext:value-type="float">
            <text:p>52.1315454</text:p>
          </table:table-cell>
          <table:table-cell office:value-type="float" office:value="21.0611605" calcext:value-type="float">
            <text:p>21.0611605</text:p>
          </table:table-cell>
          <table:table-cell office:value-type="float" office:value="261554" calcext:value-type="float">
            <text:p>26155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DOMEN"</text:p>
          </table:table-cell>
          <table:table-cell office:value-type="float" office:value="268602" calcext:value-type="float">
            <text:p>268602</text:p>
          </table:table-cell>
          <table:table-cell office:value-type="float" office:value="1132666570" calcext:value-type="float">
            <text:p>1132666570</text:p>
          </table:table-cell>
          <table:table-cell/>
          <table:table-cell office:value-type="string" calcext:value-type="string">
            <text:p>Międzyborska 119</text:p>
          </table:table-cell>
          <table:table-cell office:value-type="string" calcext:value-type="string">
            <text:p>04-0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4472" calcext:value-type="float">
            <text:p>52.2454472</text:p>
          </table:table-cell>
          <table:table-cell office:value-type="float" office:value="21.0743543" calcext:value-type="float">
            <text:p>21.0743543</text:p>
          </table:table-cell>
          <table:table-cell office:value-type="float" office:value="268602" calcext:value-type="float">
            <text:p>2686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OSZCZĘDNA"</text:p>
          </table:table-cell>
          <table:table-cell office:value-type="float" office:value="270643" calcext:value-type="float">
            <text:p>270643</text:p>
          </table:table-cell>
          <table:table-cell office:value-type="float" office:value="5211213184" calcext:value-type="float">
            <text:p>5211213184</text:p>
          </table:table-cell>
          <table:table-cell/>
          <table:table-cell office:value-type="string" calcext:value-type="string">
            <text:p>Al. Niepodległości 39/41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1047" calcext:value-type="float">
            <text:p>52.1871047</text:p>
          </table:table-cell>
          <table:table-cell office:value-type="float" office:value="21.0178736" calcext:value-type="float">
            <text:p>21.0178736</text:p>
          </table:table-cell>
          <table:table-cell office:value-type="float" office:value="270643" calcext:value-type="float">
            <text:p>27064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BUDOWNICTWA JEDNORODZINNEGO "WOLICA"</text:p>
          </table:table-cell>
          <table:table-cell office:value-type="float" office:value="279414" calcext:value-type="float">
            <text:p>279414</text:p>
          </table:table-cell>
          <table:table-cell office:value-type="float" office:value="5251000968" calcext:value-type="float">
            <text:p>5251000968</text:p>
          </table:table-cell>
          <table:table-cell/>
          <table:table-cell office:value-type="string" calcext:value-type="string">
            <text:p>Migdałowa 35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57373" calcext:value-type="float">
            <text:p>52.1457373</text:p>
          </table:table-cell>
          <table:table-cell office:value-type="float" office:value="21.0578547" calcext:value-type="float">
            <text:p>21.0578547</text:p>
          </table:table-cell>
          <table:table-cell office:value-type="float" office:value="279414" calcext:value-type="float">
            <text:p>27941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ULICA STUDENCKA"</text:p>
          </table:table-cell>
          <table:table-cell office:value-type="float" office:value="281859" calcext:value-type="float">
            <text:p>281859</text:p>
          </table:table-cell>
          <table:table-cell office:value-type="float" office:value="5213449229" calcext:value-type="float">
            <text:p>5213449229</text:p>
          </table:table-cell>
          <table:table-cell/>
          <table:table-cell office:value-type="string" calcext:value-type="string">
            <text:p>Studencka 35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45932" calcext:value-type="float">
            <text:p>52.1745932</text:p>
          </table:table-cell>
          <table:table-cell office:value-type="float" office:value="21.0300305198776" calcext:value-type="float">
            <text:p>21.0300305198776</text:p>
          </table:table-cell>
          <table:table-cell office:value-type="float" office:value="281859" calcext:value-type="float">
            <text:p>2818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AROKAŃSKA"</text:p>
          </table:table-cell>
          <table:table-cell office:value-type="float" office:value="282789" calcext:value-type="float">
            <text:p>282789</text:p>
          </table:table-cell>
          <table:table-cell office:value-type="float" office:value="1132678656" calcext:value-type="float">
            <text:p>1132678656</text:p>
          </table:table-cell>
          <table:table-cell/>
          <table:table-cell office:value-type="string" calcext:value-type="string">
            <text:p>Afrykańska 3</text:p>
          </table:table-cell>
          <table:table-cell office:value-type="string" calcext:value-type="string">
            <text:p>03-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27275" calcext:value-type="float">
            <text:p>52.22327275</text:p>
          </table:table-cell>
          <table:table-cell office:value-type="float" office:value="21.0697218083037" calcext:value-type="float">
            <text:p>21.0697218083037</text:p>
          </table:table-cell>
          <table:table-cell office:value-type="float" office:value="282789" calcext:value-type="float">
            <text:p>28278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ESZKANIOWA SPÓŁDZIELNIA WŁASNOŚCIOWA "BARSKA 36"</text:p>
          </table:table-cell>
          <table:table-cell office:value-type="float" office:value="291676" calcext:value-type="float">
            <text:p>291676</text:p>
          </table:table-cell>
          <table:table-cell office:value-type="float" office:value="5262391458" calcext:value-type="float">
            <text:p>5262391458</text:p>
          </table:table-cell>
          <table:table-cell/>
          <table:table-cell office:value-type="string" calcext:value-type="string">
            <text:p>Barska 36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23375" calcext:value-type="float">
            <text:p>52.21923375</text:p>
          </table:table-cell>
          <table:table-cell office:value-type="float" office:value="20.9745476646508" calcext:value-type="float">
            <text:p>20.9745476646508</text:p>
          </table:table-cell>
          <table:table-cell office:value-type="float" office:value="291676" calcext:value-type="float">
            <text:p>29167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ESZKANIOWA "ŁUKOWSKA"</text:p>
          </table:table-cell>
          <table:table-cell office:value-type="float" office:value="296746" calcext:value-type="float">
            <text:p>296746</text:p>
          </table:table-cell>
          <table:table-cell office:value-type="float" office:value="1132705666" calcext:value-type="float">
            <text:p>1132705666</text:p>
          </table:table-cell>
          <table:table-cell/>
          <table:table-cell office:value-type="string" calcext:value-type="string">
            <text:p>Łukowska 2</text:p>
          </table:table-cell>
          <table:table-cell office:value-type="string" calcext:value-type="string">
            <text:p>04-1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9159" calcext:value-type="float">
            <text:p>52.2369159</text:p>
          </table:table-cell>
          <table:table-cell office:value-type="float" office:value="21.1128012" calcext:value-type="float">
            <text:p>21.1128012</text:p>
          </table:table-cell>
          <table:table-cell office:value-type="float" office:value="296746" calcext:value-type="float">
            <text:p>29674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ETRO"</text:p>
          </table:table-cell>
          <table:table-cell office:value-type="float" office:value="298940" calcext:value-type="float">
            <text:p>298940</text:p>
          </table:table-cell>
          <table:table-cell office:value-type="float" office:value="5262239348" calcext:value-type="float">
            <text:p>5262239348</text:p>
          </table:table-cell>
          <table:table-cell/>
          <table:table-cell office:value-type="string" calcext:value-type="string">
            <text:p>Gdańska 14</text:p>
          </table:table-cell>
          <table:table-cell office:value-type="string" calcext:value-type="string">
            <text:p>01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519" calcext:value-type="float">
            <text:p>52.276519</text:p>
          </table:table-cell>
          <table:table-cell office:value-type="float" office:value="20.970996" calcext:value-type="float">
            <text:p>20.970996</text:p>
          </table:table-cell>
          <table:table-cell office:value-type="float" office:value="298940" calcext:value-type="float">
            <text:p>29894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ORDONA"</text:p>
          </table:table-cell>
          <table:table-cell office:value-type="float" office:value="305101" calcext:value-type="float">
            <text:p>305101</text:p>
          </table:table-cell>
          <table:table-cell office:value-type="float" office:value="5272050983" calcext:value-type="float">
            <text:p>5272050983</text:p>
          </table:table-cell>
          <table:table-cell/>
          <table:table-cell office:value-type="string" calcext:value-type="string">
            <text:p>Ordona 7</text:p>
          </table:table-cell>
          <table:table-cell office:value-type="string" calcext:value-type="string">
            <text:p>01-2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48255" calcext:value-type="float">
            <text:p>52.22648255</text:p>
          </table:table-cell>
          <table:table-cell office:value-type="float" office:value="20.9526075532231" calcext:value-type="float">
            <text:p>20.9526075532231</text:p>
          </table:table-cell>
          <table:table-cell office:value-type="float" office:value="305101" calcext:value-type="float">
            <text:p>30510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NASZ DOM"</text:p>
          </table:table-cell>
          <table:table-cell office:value-type="float" office:value="321129" calcext:value-type="float">
            <text:p>321129</text:p>
          </table:table-cell>
          <table:table-cell office:value-type="float" office:value="1132748776" calcext:value-type="float">
            <text:p>1132748776</text:p>
          </table:table-cell>
          <table:table-cell/>
          <table:table-cell office:value-type="string" calcext:value-type="string">
            <text:p>Łukowska 37</text:p>
          </table:table-cell>
          <table:table-cell office:value-type="string" calcext:value-type="string">
            <text:p>04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4421" calcext:value-type="float">
            <text:p>52.2384421</text:p>
          </table:table-cell>
          <table:table-cell office:value-type="float" office:value="21.0966303650127" calcext:value-type="float">
            <text:p>21.0966303650127</text:p>
          </table:table-cell>
          <table:table-cell office:value-type="float" office:value="321129" calcext:value-type="float">
            <text:p>32112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KAŁA"</text:p>
          </table:table-cell>
          <table:table-cell office:value-type="float" office:value="327297" calcext:value-type="float">
            <text:p>327297</text:p>
          </table:table-cell>
          <table:table-cell office:value-type="float" office:value="5252451609" calcext:value-type="float">
            <text:p>5252451609</text:p>
          </table:table-cell>
          <table:table-cell/>
          <table:table-cell office:value-type="string" calcext:value-type="string">
            <text:p>Nowy Świat 38</text:p>
          </table:table-cell>
          <table:table-cell office:value-type="string" calcext:value-type="string">
            <text:p>00-3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1619" calcext:value-type="float">
            <text:p>52.2341619</text:p>
          </table:table-cell>
          <table:table-cell office:value-type="float" office:value="21.0192245" calcext:value-type="float">
            <text:p>21.0192245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TORY" W WARSZAWIE</text:p>
          </table:table-cell>
          <table:table-cell office:value-type="float" office:value="338438" calcext:value-type="float">
            <text:p>338438</text:p>
          </table:table-cell>
          <table:table-cell office:value-type="float" office:value="5251000477" calcext:value-type="float">
            <text:p>5251000477</text:p>
          </table:table-cell>
          <table:table-cell/>
          <table:table-cell office:value-type="string" calcext:value-type="string">
            <text:p>Syreny 35A</text:p>
          </table:table-cell>
          <table:table-cell office:value-type="string" calcext:value-type="string">
            <text:p>01-1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16007" calcext:value-type="float">
            <text:p>52.2416007</text:p>
          </table:table-cell>
          <table:table-cell office:value-type="float" office:value="20.9595388940096" calcext:value-type="float">
            <text:p>20.9595388940096</text:p>
          </table:table-cell>
          <table:table-cell office:value-type="float" office:value="338438" calcext:value-type="float">
            <text:p>33843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ABACKI ZAKĄTEK"</text:p>
          </table:table-cell>
          <table:table-cell office:value-type="float" office:value="343836" calcext:value-type="float">
            <text:p>343836</text:p>
          </table:table-cell>
          <table:table-cell office:value-type="float" office:value="9512302967" calcext:value-type="float">
            <text:p>9512302967</text:p>
          </table:table-cell>
          <table:table-cell/>
          <table:table-cell office:value-type="string" calcext:value-type="string">
            <text:p>Aleja Komisji Edukacji Narodowej 47</text:p>
          </table:table-cell>
          <table:table-cell office:value-type="string" calcext:value-type="string">
            <text:p>02-8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2762" calcext:value-type="float">
            <text:p>52.142762</text:p>
          </table:table-cell>
          <table:table-cell office:value-type="float" office:value="21.0535263" calcext:value-type="float">
            <text:p>21.0535263</text:p>
          </table:table-cell>
          <table:table-cell office:value-type="float" office:value="343836" calcext:value-type="float">
            <text:p>3438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INSTALATOR"</text:p>
          </table:table-cell>
          <table:table-cell office:value-type="float" office:value="371033" calcext:value-type="float">
            <text:p>371033</text:p>
          </table:table-cell>
          <table:table-cell office:value-type="float" office:value="5212219645" calcext:value-type="float">
            <text:p>5212219645</text:p>
          </table:table-cell>
          <table:table-cell/>
          <table:table-cell office:value-type="string" calcext:value-type="string">
            <text:p>Chocimska 7A</text:p>
          </table:table-cell>
          <table:table-cell office:value-type="string" calcext:value-type="string">
            <text:p>00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87094" calcext:value-type="float">
            <text:p>52.2087094</text:p>
          </table:table-cell>
          <table:table-cell office:value-type="float" office:value="21.0235241" calcext:value-type="float">
            <text:p>21.0235241</text:p>
          </table:table-cell>
          <table:table-cell office:value-type="float" office:value="371033" calcext:value-type="float">
            <text:p>37103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" MIĘDZYLESIE" PRZY CENTRUM ZDROWIA DZIECKA</text:p>
          </table:table-cell>
          <table:table-cell office:value-type="float" office:value="375041" calcext:value-type="float">
            <text:p>375041</text:p>
          </table:table-cell>
          <table:table-cell office:value-type="float" office:value="9521941862" calcext:value-type="float">
            <text:p>9521941862</text:p>
          </table:table-cell>
          <table:table-cell/>
          <table:table-cell office:value-type="string" calcext:value-type="string">
            <text:p>Gardenii 6</text:p>
          </table:table-cell>
          <table:table-cell office:value-type="string" calcext:value-type="string">
            <text:p>04-6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44845" calcext:value-type="float">
            <text:p>52.21644845</text:p>
          </table:table-cell>
          <table:table-cell office:value-type="float" office:value="21.1538509524195" calcext:value-type="float">
            <text:p>21.1538509524195</text:p>
          </table:table-cell>
          <table:table-cell office:value-type="float" office:value="375041" calcext:value-type="float">
            <text:p>375041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BUDOWLANO - MIESZKANIOWA "VENTA"</text:p>
          </table:table-cell>
          <table:table-cell office:value-type="float" office:value="386384" calcext:value-type="float">
            <text:p>386384</text:p>
          </table:table-cell>
          <table:table-cell office:value-type="float" office:value="5212920162" calcext:value-type="float">
            <text:p>5212920162</text:p>
          </table:table-cell>
          <table:table-cell/>
          <table:table-cell office:value-type="string" calcext:value-type="string">
            <text:p>Komedy 2</text:p>
          </table:table-cell>
          <table:table-cell office:value-type="string" calcext:value-type="string">
            <text:p>02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1824" calcext:value-type="float">
            <text:p>52.2071824</text:p>
          </table:table-cell>
          <table:table-cell office:value-type="float" office:value="21.013953244139" calcext:value-type="float">
            <text:p>21.013953244139</text:p>
          </table:table-cell>
          <table:table-cell office:value-type="float" office:value="386384" calcext:value-type="float">
            <text:p>38638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DĄB 2014"</text:p>
          </table:table-cell>
          <table:table-cell office:value-type="float" office:value="523741" calcext:value-type="float">
            <text:p>523741</text:p>
          </table:table-cell>
          <table:table-cell office:value-type="float" office:value="5242772068" calcext:value-type="float">
            <text:p>5242772068</text:p>
          </table:table-cell>
          <table:table-cell/>
          <table:table-cell office:value-type="string" calcext:value-type="string">
            <text:p>Starego Dębu 6</text:p>
          </table:table-cell>
          <table:table-cell office:value-type="string" calcext:value-type="string">
            <text:p>03-0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48751" calcext:value-type="float">
            <text:p>52.348751</text:p>
          </table:table-cell>
          <table:table-cell office:value-type="float" office:value="20.9795859" calcext:value-type="float">
            <text:p>20.9795859</text:p>
          </table:table-cell>
          <table:table-cell office:value-type="float" office:value="523741" calcext:value-type="float">
            <text:p>523741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TARNOWIECKA"</text:p>
          </table:table-cell>
          <table:table-cell office:value-type="float" office:value="600031" calcext:value-type="float">
            <text:p>600031</text:p>
          </table:table-cell>
          <table:table-cell office:value-type="float" office:value="1132902444" calcext:value-type="float">
            <text:p>1132902444</text:p>
          </table:table-cell>
          <table:table-cell/>
          <table:table-cell office:value-type="string" calcext:value-type="string">
            <text:p>Tarnowiecka 9</text:p>
          </table:table-cell>
          <table:table-cell office:value-type="string" calcext:value-type="string">
            <text:p>04-1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54655" calcext:value-type="float">
            <text:p>52.23654655</text:p>
          </table:table-cell>
          <table:table-cell office:value-type="float" office:value="21.1047297737589" calcext:value-type="float">
            <text:p>21.1047297737589</text:p>
          </table:table-cell>
          <table:table-cell office:value-type="float" office:value="600031" calcext:value-type="float">
            <text:p>60003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IGDAŁOWA"</text:p>
          </table:table-cell>
          <table:table-cell office:value-type="float" office:value="611650" calcext:value-type="float">
            <text:p>611650</text:p>
          </table:table-cell>
          <table:table-cell office:value-type="float" office:value="9512410711" calcext:value-type="float">
            <text:p>9512410711</text:p>
          </table:table-cell>
          <table:table-cell/>
          <table:table-cell office:value-type="string" calcext:value-type="string">
            <text:p>Franciszka Marii Lanciego 7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360815" calcext:value-type="float">
            <text:p>52.14360815</text:p>
          </table:table-cell>
          <table:table-cell office:value-type="float" office:value="21.0576041979898" calcext:value-type="float">
            <text:p>21.0576041979898</text:p>
          </table:table-cell>
          <table:table-cell office:value-type="float" office:value="611650" calcext:value-type="float">
            <text:p>61165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BEŁDAN 4"</text:p>
          </table:table-cell>
          <table:table-cell office:value-type="float" office:value="958748" calcext:value-type="float">
            <text:p>958748</text:p>
          </table:table-cell>
          <table:table-cell office:value-type="float" office:value="5213961192" calcext:value-type="float">
            <text:p>5213961192</text:p>
          </table:table-cell>
          <table:table-cell/>
          <table:table-cell office:value-type="string" calcext:value-type="string">
            <text:p>Bełdan 4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1236" calcext:value-type="float">
            <text:p>52.1721236</text:p>
          </table:table-cell>
          <table:table-cell office:value-type="float" office:value="21.0108865" calcext:value-type="float">
            <text:p>21.0108865</text:p>
          </table:table-cell>
          <table:table-cell office:value-type="float" office:value="958748" calcext:value-type="float">
            <text:p>958748</text:p>
          </table:table-cell>
          <table:table-cell office:value-type="string" calcext:value-type="string">
            <text:p>Mokotów</text:p>
          </table:table-cell>
        </table:table-row>
      </table:table>
      <table:table table:name="Sheet2" table:style-name="ta1">
        <table:table-column table:style-name="co13" table:number-columns-repeated="2" table:default-cell-style-name="Default"/>
        <table:table-row table:style-name="ro1">
          <table:table-cell office:value-type="float" office:value="1060577" calcext:value-type="float">
            <text:p>106057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4840" calcext:value-type="float">
            <text:p>23484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8601" calcext:value-type="float">
            <text:p>13860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1267" calcext:value-type="float">
            <text:p>13126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9513" calcext:value-type="float">
            <text:p>11951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168" calcext:value-type="float">
            <text:p>125168</text:p>
          </table:table-cell>
          <table:table-cell office:value-type="string" calcext:value-type="string">
            <text:p>W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 </number:text>
      <number:am-pm/>
    </number:time-style>
    <number:text-style style:name="N121">
      <number:text-content/>
      <number:text>#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6T22:30:00.456912354</dc:date>
    <meta:editing-duration>PT5H25M46S</meta:editing-duration>
    <meta:editing-cycles>14</meta:editing-cycles>
    <meta:generator>LibreOffice/7.3.7.2$Linux_X86_64 LibreOffice_project/30$Build-2</meta:generator>
    <meta:document-statistic meta:table-count="2" meta:cell-count="2876" meta:object-count="0"/>
  </office:meta>
</office:document-meta>
</file>